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Myriad Web Pro" svg:font-family="'Myriad Web Pro'"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02in"/>
    </style:style>
    <style:style style:name="co2" style:family="table-column">
      <style:table-column-properties fo:break-before="auto" style:column-width="0.8925in"/>
    </style:style>
    <style:style style:name="ro1" style:family="table-row">
      <style:table-row-properties style:row-height="0.1799in" fo:break-before="auto" style:use-optimal-row-height="false"/>
    </style:style>
    <style:style style:name="ro2" style:family="table-row">
      <style:table-row-properties style:row-height="0.1799in" fo:break-before="page" style:use-optimal-row-height="fals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none"/>
    </style:style>
    <style:style style:name="ce2" style:family="table-cell" style:parent-style-name="Default" style:data-style-name="N100">
      <style:table-cell-properties style:text-align-source="fix" style:repeat-content="false" fo:background-color="transparent"/>
      <style:paragraph-properties fo:text-align="center" fo:margin-left="0in"/>
      <style:text-properties style:font-name="Myriad Web Pro" fo:font-size="12pt" fo:font-weight="bold" style:font-size-asian="12pt" style:font-weight-asian="bold" style:font-size-complex="12pt" style:font-weight-complex="bold"/>
    </style:style>
    <style:style style:name="ce3" style:family="table-cell" style:parent-style-name="Default" style:data-style-name="N100">
      <style:table-cell-properties style:text-align-source="fix" style:repeat-content="false" fo:background-color="transparent" fo:wrap-option="wrap" style:vertical-align="middle"/>
      <style:paragraph-properties fo:text-align="center" fo:margin-left="0in"/>
      <style:text-properties style:font-name="Myriad Web Pro" fo:font-size="12pt" fo:font-weight="bold" style:font-size-asian="12pt" style:font-weight-asian="bold" style:font-size-complex="12pt" style:font-weight-complex="bold"/>
    </style:style>
    <style:style style:name="ce4" style:family="table-cell" style:parent-style-name="Default">
      <style:table-cell-properties style:text-align-source="fix" style:repeat-content="false" fo:background-color="transparent" fo:border="none"/>
      <style:paragraph-properties fo:text-align="center" fo:margin-left="0in"/>
      <style:text-properties style:font-name="Myriad Web Pro" fo:font-size="12pt" fo:font-weight="bold" style:font-size-asian="12pt" style:font-weight-asian="bold" style:font-size-complex="12pt" style:font-weight-complex="bold"/>
    </style:style>
    <style:style style:name="ce5" style:family="table-cell" style:parent-style-name="Default" style:data-style-name="N100">
      <style:table-cell-properties style:text-align-source="fix" style:repeat-content="false" fo:background-color="transparent"/>
      <style:paragraph-properties fo:text-align="center" fo:margin-left="0in"/>
      <style:text-properties style:text-outline="true" style:font-name="Myriad Web Pro" fo:font-size="12pt" fo:font-weight="bold" style:font-size-asian="12pt" style:font-weight-asian="bold" style:font-size-complex="12pt" style:font-weight-complex="bold"/>
    </style:style>
    <style:style style:name="ce6" style:family="table-cell" style:parent-style-name="Default" style:data-style-name="N100">
      <style:table-cell-properties style:text-align-source="fix" style:repeat-content="false" fo:background-color="transparent" style:vertical-align="middle"/>
      <style:paragraph-properties fo:text-align="center" fo:margin-left="0in"/>
      <style:text-properties style:font-name="Myriad Web Pro" fo:font-size="28pt" fo:font-weight="bold" style:font-size-asian="28pt" style:font-weight-asian="bold" style:font-size-complex="28pt" style:font-weight-complex="bold"/>
    </style:style>
    <style:style style:name="ce7" style:family="table-cell" style:parent-style-name="Default">
      <style:table-cell-properties style:text-align-source="fix" style:repeat-content="false" fo:border="none" style:vertical-align="middle"/>
      <style:paragraph-properties fo:text-align="center"/>
      <style:text-properties style:font-name="Myriad Web Pro"/>
    </style:style>
    <style:style style:name="ce8" style:family="table-cell" style:parent-style-name="Default">
      <style:table-cell-properties style:text-align-source="fix" style:repeat-content="false" style:vertical-align="middle"/>
      <style:paragraph-properties fo:text-align="center"/>
      <style:text-properties style:font-name="Myriad Web Pro"/>
    </style:style>
    <style:style style:name="ce9" style:family="table-cell" style:parent-style-name="Default">
      <style:table-cell-properties fo:background-color="transparent"/>
    </style:style>
    <style:style style:name="ce10" style:family="table-cell" style:parent-style-name="Default" style:data-style-name="N100"/>
    <style:style style:name="gr1" style:family="graphic">
      <style:graphic-properties draw:textarea-vertical-align="middle"/>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start"/>
      <style:text-properties fo:font-size="12pt" fo:font-weight="bold"/>
    </style:style>
  </office:automatic-styles>
  <office:body>
    <office:spreadsheet>
      <table:table table:name="Sheet1" table:style-name="ta1" table:print="false">
        <office:forms form:automatic-focus="false" form:apply-design-mode="false"/>
        <table:table-column table:style-name="co1" table:number-columns-repeated="1024" table:default-cell-style-name="Default"/>
        <table:table-row table:style-name="ro1">
          <table:table-cell table:number-columns-repeated="1024"/>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table-cell/>
          <table:table-cell table:style-name="ce1"/>
          <table:table-cell table:style-name="ce2"/>
          <table:table-cell table:style-name="ce5"/>
          <table:table-cell table:style-name="ce4"/>
          <table:table-cell table:style-name="ce1"/>
          <table:table-cell/>
          <table:table-cell table:style-name="ce1"/>
          <table:table-cell table:style-name="ce2"/>
          <table:table-cell table:style-name="ce5"/>
          <table:table-cell table:style-name="ce4"/>
          <table:table-cell table:style-name="ce1"/>
          <table:table-cell table:number-columns-repeated="1012"/>
        </table:table-row>
        <table:table-row table:style-name="ro1">
          <table:table-cell/>
          <table:table-cell table:style-name="ce1"/>
          <table:table-cell table:style-name="ce2" table:number-columns-repeated="2"/>
          <table:table-cell table:style-name="ce4"/>
          <table:table-cell table:style-name="ce1"/>
          <table:table-cell/>
          <table:table-cell table:style-name="ce1"/>
          <table:table-cell table:style-name="ce2" table:number-columns-repeated="2"/>
          <table:table-cell table:style-name="ce4"/>
          <table:table-cell table:style-name="ce1"/>
          <table:table-cell table:number-columns-repeated="1012"/>
        </table:table-row>
        <table:table-row table:style-name="ro1">
          <table:table-cell/>
          <table:table-cell table:style-name="ce1"/>
          <table:table-cell table:style-name="ce2"/>
          <table:table-cell table:style-name="ce6"/>
          <table:table-cell table:style-name="ce4"/>
          <table:table-cell table:style-name="ce1"/>
          <table:table-cell/>
          <table:table-cell table:style-name="ce1"/>
          <table:table-cell table:style-name="ce2"/>
          <table:table-cell table:style-name="ce6"/>
          <table:table-cell table:style-name="ce4"/>
          <table:table-cell table:style-name="ce1"/>
          <table:table-cell table:number-columns-repeated="1012"/>
        </table:table-row>
        <table:table-row table:style-name="ro1">
          <table:table-cell/>
          <table:table-cell table:style-name="ce1"/>
          <table:table-cell table:style-name="ce3"/>
          <table:table-cell table:style-name="ce2"/>
          <table:table-cell table:style-name="ce4"/>
          <table:table-cell table:style-name="ce1"/>
          <table:table-cell/>
          <table:table-cell table:style-name="ce1"/>
          <table:table-cell table:style-name="ce3"/>
          <table:table-cell table:style-name="ce2"/>
          <table:table-cell table:style-name="ce4"/>
          <table:table-cell table:style-name="ce1"/>
          <table:table-cell table:number-columns-repeated="1012"/>
        </table:table-row>
        <table:table-row table:style-name="ro1">
          <table:table-cell/>
          <table:table-cell table:style-name="ce1"/>
          <table:table-cell table:style-name="ce4" table:number-columns-repeated="3"/>
          <table:table-cell table:style-name="ce1"/>
          <table:table-cell/>
          <table:table-cell table:style-name="ce1"/>
          <table:table-cell table:style-name="ce4" table:number-columns-repeated="3"/>
          <table:table-cell table:style-name="ce1"/>
          <table:table-cell table:number-columns-repeated="1012"/>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table-cell table:number-columns-repeated="1024"/>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table-cell/>
          <table:table-cell table:style-name="ce1"/>
          <table:table-cell table:style-name="ce2"/>
          <table:table-cell table:style-name="ce5"/>
          <table:table-cell table:style-name="ce4"/>
          <table:table-cell table:style-name="ce1"/>
          <table:table-cell/>
          <table:table-cell table:style-name="ce1"/>
          <table:table-cell table:style-name="ce2"/>
          <table:table-cell table:style-name="ce5"/>
          <table:table-cell table:style-name="ce4"/>
          <table:table-cell table:style-name="ce1"/>
          <table:table-cell table:number-columns-repeated="1012"/>
        </table:table-row>
        <table:table-row table:style-name="ro1">
          <table:table-cell/>
          <table:table-cell table:style-name="ce1"/>
          <table:table-cell table:style-name="ce2" table:number-columns-repeated="2"/>
          <table:table-cell table:style-name="ce4"/>
          <table:table-cell table:style-name="ce1"/>
          <table:table-cell/>
          <table:table-cell table:style-name="ce1"/>
          <table:table-cell table:style-name="ce2" table:number-columns-repeated="2"/>
          <table:table-cell table:style-name="ce4"/>
          <table:table-cell table:style-name="ce1"/>
          <table:table-cell table:number-columns-repeated="1012"/>
        </table:table-row>
        <table:table-row table:style-name="ro1">
          <table:table-cell/>
          <table:table-cell table:style-name="ce1"/>
          <table:table-cell table:style-name="ce2"/>
          <table:table-cell table:style-name="ce6"/>
          <table:table-cell table:style-name="ce4"/>
          <table:table-cell table:style-name="ce1"/>
          <table:table-cell/>
          <table:table-cell table:style-name="ce1"/>
          <table:table-cell table:style-name="ce2"/>
          <table:table-cell table:style-name="ce6"/>
          <table:table-cell table:style-name="ce4"/>
          <table:table-cell table:style-name="ce1"/>
          <table:table-cell table:number-columns-repeated="1012"/>
        </table:table-row>
        <table:table-row table:style-name="ro1">
          <table:table-cell/>
          <table:table-cell table:style-name="ce1"/>
          <table:table-cell table:style-name="ce3"/>
          <table:table-cell table:style-name="ce2"/>
          <table:table-cell table:style-name="ce4"/>
          <table:table-cell table:style-name="ce1"/>
          <table:table-cell/>
          <table:table-cell table:style-name="ce1"/>
          <table:table-cell table:style-name="ce3"/>
          <table:table-cell table:style-name="ce2"/>
          <table:table-cell table:style-name="ce4"/>
          <table:table-cell table:style-name="ce1"/>
          <table:table-cell table:number-columns-repeated="1012"/>
        </table:table-row>
        <table:table-row table:style-name="ro1">
          <table:table-cell/>
          <table:table-cell table:style-name="ce1"/>
          <table:table-cell table:style-name="ce4" table:number-columns-repeated="3"/>
          <table:table-cell table:style-name="ce1"/>
          <table:table-cell/>
          <table:table-cell table:style-name="ce1"/>
          <table:table-cell table:style-name="ce4" table:number-columns-repeated="3"/>
          <table:table-cell table:style-name="ce1"/>
          <table:table-cell table:number-columns-repeated="1012"/>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table-cell table:number-columns-repeated="1024"/>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table-cell/>
          <table:table-cell table:style-name="ce1"/>
          <table:table-cell table:style-name="ce2"/>
          <table:table-cell table:style-name="ce5"/>
          <table:table-cell table:style-name="ce4"/>
          <table:table-cell table:style-name="ce1"/>
          <table:table-cell/>
          <table:table-cell table:style-name="ce1"/>
          <table:table-cell table:style-name="ce2"/>
          <table:table-cell table:style-name="ce5"/>
          <table:table-cell table:style-name="ce4"/>
          <table:table-cell table:style-name="ce1"/>
          <table:table-cell table:number-columns-repeated="1012"/>
        </table:table-row>
        <table:table-row table:style-name="ro1">
          <table:table-cell/>
          <table:table-cell table:style-name="ce1"/>
          <table:table-cell table:style-name="ce2" table:number-columns-repeated="2"/>
          <table:table-cell table:style-name="ce4"/>
          <table:table-cell table:style-name="ce1"/>
          <table:table-cell/>
          <table:table-cell table:style-name="ce1"/>
          <table:table-cell table:style-name="ce2" table:number-columns-repeated="2"/>
          <table:table-cell table:style-name="ce4"/>
          <table:table-cell table:style-name="ce1"/>
          <table:table-cell table:number-columns-repeated="1012"/>
        </table:table-row>
        <table:table-row table:style-name="ro1">
          <table:table-cell/>
          <table:table-cell table:style-name="ce1"/>
          <table:table-cell table:style-name="ce2"/>
          <table:table-cell table:style-name="ce6"/>
          <table:table-cell table:style-name="ce4"/>
          <table:table-cell table:style-name="ce1"/>
          <table:table-cell/>
          <table:table-cell table:style-name="ce1"/>
          <table:table-cell table:style-name="ce2"/>
          <table:table-cell table:style-name="ce6"/>
          <table:table-cell table:style-name="ce4"/>
          <table:table-cell table:style-name="ce1"/>
          <table:table-cell table:number-columns-repeated="1012"/>
        </table:table-row>
        <table:table-row table:style-name="ro1">
          <table:table-cell/>
          <table:table-cell table:style-name="ce1"/>
          <table:table-cell table:style-name="ce3"/>
          <table:table-cell table:style-name="ce2"/>
          <table:table-cell table:style-name="ce4"/>
          <table:table-cell table:style-name="ce1"/>
          <table:table-cell/>
          <table:table-cell table:style-name="ce1"/>
          <table:table-cell table:style-name="ce3"/>
          <table:table-cell table:style-name="ce2"/>
          <table:table-cell table:style-name="ce4"/>
          <table:table-cell table:style-name="ce1"/>
          <table:table-cell table:number-columns-repeated="1012"/>
        </table:table-row>
        <table:table-row table:style-name="ro1">
          <table:table-cell/>
          <table:table-cell table:style-name="ce1"/>
          <table:table-cell table:style-name="ce4" table:number-columns-repeated="3"/>
          <table:table-cell table:style-name="ce1"/>
          <table:table-cell/>
          <table:table-cell table:style-name="ce1"/>
          <table:table-cell table:style-name="ce4" table:number-columns-repeated="3"/>
          <table:table-cell table:style-name="ce1"/>
          <table:table-cell table:number-columns-repeated="1012"/>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table-cell table:number-columns-repeated="1024"/>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table-cell/>
          <table:table-cell table:style-name="ce1"/>
          <table:table-cell table:style-name="ce2"/>
          <table:table-cell table:style-name="ce5"/>
          <table:table-cell table:style-name="ce4"/>
          <table:table-cell table:style-name="ce1"/>
          <table:table-cell/>
          <table:table-cell table:style-name="ce1"/>
          <table:table-cell table:style-name="ce2"/>
          <table:table-cell table:style-name="ce5"/>
          <table:table-cell table:style-name="ce4"/>
          <table:table-cell table:style-name="ce1"/>
          <table:table-cell table:number-columns-repeated="1012"/>
        </table:table-row>
        <table:table-row table:style-name="ro1">
          <table:table-cell/>
          <table:table-cell table:style-name="ce1"/>
          <table:table-cell table:style-name="ce2" table:number-columns-repeated="2"/>
          <table:table-cell table:style-name="ce4"/>
          <table:table-cell table:style-name="ce1"/>
          <table:table-cell/>
          <table:table-cell table:style-name="ce1"/>
          <table:table-cell table:style-name="ce2" table:number-columns-repeated="2"/>
          <table:table-cell table:style-name="ce4"/>
          <table:table-cell table:style-name="ce1"/>
          <table:table-cell table:number-columns-repeated="1012"/>
        </table:table-row>
        <table:table-row table:style-name="ro1">
          <table:table-cell/>
          <table:table-cell table:style-name="ce1"/>
          <table:table-cell table:style-name="ce2"/>
          <table:table-cell table:style-name="ce6"/>
          <table:table-cell table:style-name="ce4"/>
          <table:table-cell table:style-name="ce1"/>
          <table:table-cell/>
          <table:table-cell table:style-name="ce1"/>
          <table:table-cell table:style-name="ce2"/>
          <table:table-cell table:style-name="ce6"/>
          <table:table-cell table:style-name="ce4"/>
          <table:table-cell table:style-name="ce1"/>
          <table:table-cell table:number-columns-repeated="1012"/>
        </table:table-row>
        <table:table-row table:style-name="ro1">
          <table:table-cell/>
          <table:table-cell table:style-name="ce1"/>
          <table:table-cell table:style-name="ce3"/>
          <table:table-cell table:style-name="ce2"/>
          <table:table-cell table:style-name="ce4"/>
          <table:table-cell table:style-name="ce1"/>
          <table:table-cell/>
          <table:table-cell table:style-name="ce1"/>
          <table:table-cell table:style-name="ce3"/>
          <table:table-cell table:style-name="ce2"/>
          <table:table-cell table:style-name="ce4"/>
          <table:table-cell table:style-name="ce1"/>
          <table:table-cell table:number-columns-repeated="1012"/>
        </table:table-row>
        <table:table-row table:style-name="ro1">
          <table:table-cell/>
          <table:table-cell table:style-name="ce1"/>
          <table:table-cell table:style-name="ce4" table:number-columns-repeated="3"/>
          <table:table-cell table:style-name="ce1"/>
          <table:table-cell/>
          <table:table-cell table:style-name="ce1"/>
          <table:table-cell table:style-name="ce4" table:number-columns-repeated="3"/>
          <table:table-cell table:style-name="ce1"/>
          <table:table-cell table:number-columns-repeated="1012"/>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table-cell table:number-columns-repeated="1024"/>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table-cell/>
          <table:table-cell table:style-name="ce1"/>
          <table:table-cell table:style-name="ce2"/>
          <table:table-cell table:style-name="ce5"/>
          <table:table-cell table:style-name="ce4"/>
          <table:table-cell table:style-name="ce1"/>
          <table:table-cell/>
          <table:table-cell table:style-name="ce1"/>
          <table:table-cell table:style-name="ce2"/>
          <table:table-cell table:style-name="ce5"/>
          <table:table-cell table:style-name="ce4"/>
          <table:table-cell table:style-name="ce1"/>
          <table:table-cell table:number-columns-repeated="1012"/>
        </table:table-row>
        <table:table-row table:style-name="ro1">
          <table:table-cell/>
          <table:table-cell table:style-name="ce1"/>
          <table:table-cell table:style-name="ce2" table:number-columns-repeated="2"/>
          <table:table-cell table:style-name="ce4"/>
          <table:table-cell table:style-name="ce1"/>
          <table:table-cell/>
          <table:table-cell table:style-name="ce1"/>
          <table:table-cell table:style-name="ce2" table:number-columns-repeated="2"/>
          <table:table-cell table:style-name="ce4"/>
          <table:table-cell table:style-name="ce1"/>
          <table:table-cell table:number-columns-repeated="1012"/>
        </table:table-row>
        <table:table-row table:style-name="ro1">
          <table:table-cell/>
          <table:table-cell table:style-name="ce1"/>
          <table:table-cell table:style-name="ce2"/>
          <table:table-cell table:style-name="ce6"/>
          <table:table-cell table:style-name="ce4"/>
          <table:table-cell table:style-name="ce1"/>
          <table:table-cell/>
          <table:table-cell table:style-name="ce1"/>
          <table:table-cell table:style-name="ce2"/>
          <table:table-cell table:style-name="ce6"/>
          <table:table-cell table:style-name="ce4"/>
          <table:table-cell table:style-name="ce1"/>
          <table:table-cell table:number-columns-repeated="1012"/>
        </table:table-row>
        <table:table-row table:style-name="ro1">
          <table:table-cell/>
          <table:table-cell table:style-name="ce1"/>
          <table:table-cell table:style-name="ce3"/>
          <table:table-cell table:style-name="ce2"/>
          <table:table-cell table:style-name="ce4"/>
          <table:table-cell table:style-name="ce1"/>
          <table:table-cell/>
          <table:table-cell table:style-name="ce1"/>
          <table:table-cell table:style-name="ce3"/>
          <table:table-cell table:style-name="ce2"/>
          <table:table-cell table:style-name="ce4"/>
          <table:table-cell table:style-name="ce1"/>
          <table:table-cell table:number-columns-repeated="1012"/>
        </table:table-row>
        <table:table-row table:style-name="ro1">
          <table:table-cell/>
          <table:table-cell table:style-name="ce1"/>
          <table:table-cell table:style-name="ce4" table:number-columns-repeated="3"/>
          <table:table-cell table:style-name="ce1"/>
          <table:table-cell/>
          <table:table-cell table:style-name="ce1"/>
          <table:table-cell table:style-name="ce4" table:number-columns-repeated="3"/>
          <table:table-cell table:style-name="ce1"/>
          <table:table-cell table:number-columns-repeated="1012"/>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table-cell table:number-columns-repeated="1024"/>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table-cell/>
          <table:table-cell table:style-name="ce1"/>
          <table:table-cell table:style-name="ce2"/>
          <table:table-cell table:style-name="ce5"/>
          <table:table-cell table:style-name="ce4"/>
          <table:table-cell table:style-name="ce1"/>
          <table:table-cell/>
          <table:table-cell table:style-name="ce1"/>
          <table:table-cell table:style-name="ce2"/>
          <table:table-cell table:style-name="ce5"/>
          <table:table-cell table:style-name="ce4"/>
          <table:table-cell table:style-name="ce1"/>
          <table:table-cell table:number-columns-repeated="1012"/>
        </table:table-row>
        <table:table-row table:style-name="ro1">
          <table:table-cell/>
          <table:table-cell table:style-name="ce1"/>
          <table:table-cell table:style-name="ce2" table:number-columns-repeated="2"/>
          <table:table-cell table:style-name="ce4"/>
          <table:table-cell table:style-name="ce1"/>
          <table:table-cell/>
          <table:table-cell table:style-name="ce1"/>
          <table:table-cell table:style-name="ce2" table:number-columns-repeated="2"/>
          <table:table-cell table:style-name="ce4"/>
          <table:table-cell table:style-name="ce1"/>
          <table:table-cell table:number-columns-repeated="1012"/>
        </table:table-row>
        <table:table-row table:style-name="ro1">
          <table:table-cell/>
          <table:table-cell table:style-name="ce1"/>
          <table:table-cell table:style-name="ce2"/>
          <table:table-cell table:style-name="ce6"/>
          <table:table-cell table:style-name="ce4"/>
          <table:table-cell table:style-name="ce1"/>
          <table:table-cell/>
          <table:table-cell table:style-name="ce1"/>
          <table:table-cell table:style-name="ce2"/>
          <table:table-cell table:style-name="ce6"/>
          <table:table-cell table:style-name="ce4"/>
          <table:table-cell table:style-name="ce1"/>
          <table:table-cell table:number-columns-repeated="1012"/>
        </table:table-row>
        <table:table-row table:style-name="ro1">
          <table:table-cell/>
          <table:table-cell table:style-name="ce1"/>
          <table:table-cell table:style-name="ce3"/>
          <table:table-cell table:style-name="ce2"/>
          <table:table-cell table:style-name="ce4"/>
          <table:table-cell table:style-name="ce1"/>
          <table:table-cell/>
          <table:table-cell table:style-name="ce1"/>
          <table:table-cell table:style-name="ce3"/>
          <table:table-cell table:style-name="ce2"/>
          <table:table-cell table:style-name="ce4"/>
          <table:table-cell table:style-name="ce1"/>
          <table:table-cell table:number-columns-repeated="1012"/>
        </table:table-row>
        <table:table-row table:style-name="ro1">
          <table:table-cell/>
          <table:table-cell table:style-name="ce1"/>
          <table:table-cell table:style-name="ce4" table:number-columns-repeated="3"/>
          <table:table-cell table:style-name="ce1"/>
          <table:table-cell/>
          <table:table-cell table:style-name="ce1"/>
          <table:table-cell table:style-name="ce4" table:number-columns-repeated="3"/>
          <table:table-cell table:style-name="ce1"/>
          <table:table-cell table:number-columns-repeated="1012"/>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table-cell table:number-columns-repeated="1024"/>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table-cell/>
          <table:table-cell table:style-name="ce1"/>
          <table:table-cell table:style-name="ce2"/>
          <table:table-cell table:style-name="ce5"/>
          <table:table-cell table:style-name="ce4"/>
          <table:table-cell table:style-name="ce1"/>
          <table:table-cell/>
          <table:table-cell table:style-name="ce1"/>
          <table:table-cell table:style-name="ce2"/>
          <table:table-cell table:style-name="ce5"/>
          <table:table-cell table:style-name="ce4"/>
          <table:table-cell table:style-name="ce1"/>
          <table:table-cell table:number-columns-repeated="1012"/>
        </table:table-row>
        <table:table-row table:style-name="ro1">
          <table:table-cell/>
          <table:table-cell table:style-name="ce1"/>
          <table:table-cell table:style-name="ce2" table:number-columns-repeated="2"/>
          <table:table-cell table:style-name="ce4"/>
          <table:table-cell table:style-name="ce1"/>
          <table:table-cell/>
          <table:table-cell table:style-name="ce1"/>
          <table:table-cell table:style-name="ce2" table:number-columns-repeated="2"/>
          <table:table-cell table:style-name="ce4"/>
          <table:table-cell table:style-name="ce1"/>
          <table:table-cell table:number-columns-repeated="1012"/>
        </table:table-row>
        <table:table-row table:style-name="ro1">
          <table:table-cell/>
          <table:table-cell table:style-name="ce1"/>
          <table:table-cell table:style-name="ce2"/>
          <table:table-cell table:style-name="ce6"/>
          <table:table-cell table:style-name="ce4"/>
          <table:table-cell table:style-name="ce1"/>
          <table:table-cell/>
          <table:table-cell table:style-name="ce1"/>
          <table:table-cell table:style-name="ce2"/>
          <table:table-cell table:style-name="ce6"/>
          <table:table-cell table:style-name="ce4"/>
          <table:table-cell table:style-name="ce1"/>
          <table:table-cell table:number-columns-repeated="1012"/>
        </table:table-row>
        <table:table-row table:style-name="ro1">
          <table:table-cell/>
          <table:table-cell table:style-name="ce1"/>
          <table:table-cell table:style-name="ce3"/>
          <table:table-cell table:style-name="ce2"/>
          <table:table-cell table:style-name="ce4"/>
          <table:table-cell table:style-name="ce1"/>
          <table:table-cell/>
          <table:table-cell table:style-name="ce1"/>
          <table:table-cell table:style-name="ce3"/>
          <table:table-cell table:style-name="ce2"/>
          <table:table-cell table:style-name="ce4"/>
          <table:table-cell table:style-name="ce1"/>
          <table:table-cell table:number-columns-repeated="1012"/>
        </table:table-row>
        <table:table-row table:style-name="ro1">
          <table:table-cell/>
          <table:table-cell table:style-name="ce1"/>
          <table:table-cell table:style-name="ce4" table:number-columns-repeated="3"/>
          <table:table-cell table:style-name="ce1"/>
          <table:table-cell/>
          <table:table-cell table:style-name="ce1"/>
          <table:table-cell table:style-name="ce4" table:number-columns-repeated="3"/>
          <table:table-cell table:style-name="ce1"/>
          <table:table-cell table:number-columns-repeated="1012"/>
        </table:table-row>
        <table:table-row table:style-name="ro1">
          <table:table-cell/>
          <table:table-cell table:style-name="ce1" table:number-columns-repeated="5"/>
          <table:table-cell/>
          <table:table-cell table:style-name="ce1" table:number-columns-repeated="5"/>
          <table:table-cell table:number-columns-repeated="1012"/>
        </table:table-row>
        <table:table-row table:style-name="ro1" table:number-rows-repeated="1048519">
          <table:table-cell table:number-columns-repeated="1024"/>
        </table:table-row>
        <table:table-row table:style-name="ro1">
          <table:table-cell table:number-columns-repeated="1024"/>
        </table:table-row>
      </table:table>
      <table:table table:name="Sheet2" table:style-name="ta1" table:print="false">
        <office:forms form:automatic-focus="false" form:apply-design-mode="false"/>
        <table:table-column table:style-name="co1" table:number-columns-repeated="1024" table:default-cell-style-name="Default"/>
        <table:table-row table:style-name="ro1" table:number-rows-repeated="94">
          <table:table-cell table:number-columns-repeated="1024"/>
        </table:table-row>
        <table:table-row table:style-name="ro2">
          <table:table-cell table:number-columns-repeated="1024"/>
        </table:table-row>
        <table:table-row table:style-name="ro1" table:number-rows-repeated="1048480">
          <table:table-cell table:number-columns-repeated="1024"/>
        </table:table-row>
        <table:table-row table:style-name="ro1">
          <table:table-cell table:number-columns-repeated="1024"/>
        </table:table-row>
      </table:table>
      <table:table table:name="Sheet3" table:style-name="ta1" table:print="false">
        <office:forms form:automatic-focus="false" form:apply-design-mode="false">
          <form:form form:name="Form" form:apply-filter="true" form:command-type="table" form:control-implementation="ooo:com.sun.star.form.component.Form" office:target-frame="" xlink:href="" xlink:type="simple">
            <form:combobox form:name="MoneyList" form:control-implementation="ooo:com.sun.star.form.component.ComboBox" xml:id="control1" form:id="control1" form:dropdown="true" form:size="20"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
              </form:properties>
              <office:event-listeners>
                <script:event-listener script:language="ooo:script" script:event-name="form:itemstatechange" xlink:href="vnd.sun.star.script:Standard.Module1.UpdateMoney?language=Basic&amp;location=document" xlink:type="simple"/>
              </office:event-listeners>
            </form:combobox>
            <form:button form:name="MoneySave" form:control-implementation="ooo:com.sun.star.form.component.CommandButton" xml:id="control2" form:id="control2" form:label="Sav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SaveMoney?language=Basic&amp;location=document" xlink:type="simple"/>
              </office:event-listeners>
            </form:button>
            <form:button form:name="MoneyPrint" form:control-implementation="ooo:com.sun.star.form.component.CommandButton" xml:id="control3" form:id="control3" form:label="Prin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PrintMoney?language=Basic&amp;location=document" xlink:type="simple"/>
              </office:event-listeners>
            </form:button>
            <form:combobox form:name="CardList" form:control-implementation="ooo:com.sun.star.form.component.ComboBox" xml:id="control4" form:id="control4" form:dropdown="true" form:size="20"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
              </form:properties>
              <office:event-listeners>
                <script:event-listener script:language="ooo:script" script:event-name="form:itemstatechange" xlink:href="vnd.sun.star.script:Standard.Module1.UpdateCards?language=Basic&amp;location=document" xlink:type="simple"/>
              </office:event-listeners>
            </form:combobox>
            <form:button form:name="CardSave" form:control-implementation="ooo:com.sun.star.form.component.CommandButton" xml:id="control5" form:id="control5" form:label="Sav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SaveCards?language=Basic&amp;location=document" xlink:type="simple"/>
              </office:event-listeners>
            </form:button>
            <form:button form:name="CardPrint" form:control-implementation="ooo:com.sun.star.form.component.CommandButton" xml:id="control6" form:id="control6" form:label="Prin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PrintCards?language=Basic&amp;location=document" xlink:type="simple"/>
              </office:event-listeners>
            </form:button>
            <form:combobox form:name="DuplexOptions" form:control-implementation="ooo:com.sun.star.form.component.ComboBox" xml:id="control7" form:id="control7" form:dropdown="true" form:size="20" form:current-value="Column:Copy all widths"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item form:label="Column:Select Column To Adjust"/>
              <form:item form:label="Column:Proportionally adjust all"/>
              <form:item form:label="Column:Copy all widths"/>
              <form:item form:label="Row:Select Row To Adjust"/>
              <form:item form:label="Row:Proportionally adjust all"/>
              <form:item form:label="Row:Copy all heights"/>
            </form:combobox>
            <form:button form:name="AlignMoneyLeft" form:control-implementation="ooo:com.sun.star.form.component.CommandButton" xml:id="control8" form:id="control8" form:label="Use Left Money Size" form:disabled="true"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down" xlink:href="vnd.sun.star.script:Standard.Module1.MoneyAlignLeft?language=Basic&amp;location=document" xlink:type="simple"/>
              </office:event-listeners>
            </form:button>
            <form:button form:name="AlignMoneyRight" form:control-implementation="ooo:com.sun.star.form.component.CommandButton" xml:id="control9" form:id="control9" form:label="Use Right Money Size" form:disabled="true"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down" xlink:href="vnd.sun.star.script:Standard.Module1.MoneyAlignRight?language=Basic&amp;location=document" xlink:type="simple"/>
              </office:event-listeners>
            </form:button>
            <form:button form:name="AlignCardLeft" form:control-implementation="ooo:com.sun.star.form.component.CommandButton" xml:id="control10" form:id="control10" form:label="Use Left Card Size"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down" xlink:href="vnd.sun.star.script:Standard.Module1.CardAlignLeft?language=Basic&amp;location=document" xlink:type="simple"/>
              </office:event-listeners>
            </form:button>
            <form:button form:name="AlignCardRight" form:control-implementation="ooo:com.sun.star.form.component.CommandButton" xml:id="control11" form:id="control11" form:label="Use Right Card Siz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CardAlignRight?language=Basic&amp;location=document" xlink:type="simple"/>
              </office:event-listeners>
            </form:button>
            <form:fixed-text form:name="Label Field 1" form:control-implementation="ooo:com.sun.star.form.component.FixedText" xml:id="control12" form:id="control12" form:label="2-Sided Printing Alignment"/>
            <form:button form:name="DeleteMoney" form:control-implementation="ooo:com.sun.star.form.component.CommandButton" xml:id="control13" form:id="control13" form:label="Delete" form:disabled="tru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DeleteMoney?language=Basic&amp;location=document" xlink:type="simple"/>
              </office:event-listeners>
            </form:button>
            <form:button form:name="DeleteCard" form:control-implementation="ooo:com.sun.star.form.component.CommandButton" xml:id="control14" form:id="control14" form:label="Delete" form:disabled="tru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DeleteCard?language=Basic&amp;location=document" xlink:type="simple"/>
              </office:event-listeners>
            </form:button>
            <form:button form:name="New Money" form:control-implementation="ooo:com.sun.star.form.component.CommandButton" xml:id="control15" form:id="control15" form:label="New..."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NewMoney?language=Basic&amp;location=document" xlink:type="simple"/>
              </office:event-listeners>
            </form:button>
            <form:button form:name="NewCard" form:control-implementation="ooo:com.sun.star.form.component.CommandButton" xml:id="control16" form:id="control16" form:label="New..." office:target-frame="" xlink:href="" form:image-data="" form:delay-for-repeat="PT0.50S" form:image-position="center">
              <form:properties>
                <form:property form:property-name="DefaultControl" office:value-type="string" office:string-value="com.sun.star.form.control.CommandButton"/>
              </form:properties>
            </form:button>
            <form:button form:name="New Card" form:control-implementation="ooo:com.sun.star.form.component.CommandButton" xml:id="control17" form:id="control17" form:label="New..."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NewCard?language=Basic&amp;location=document" xlink:type="simple"/>
              </office:event-listeners>
            </form:button>
          </form:form>
        </office:forms>
        <table:shapes>
          <draw:control draw:z-index="0" draw:text-style-name="P1" svg:width="2.3598in" svg:height="0.2508in" svg:x="0.9988in" svg:y="0.2287in" draw:control="control1"/>
          <draw:control draw:z-index="1" draw:text-style-name="P2" svg:width="1.1402in" svg:height="0.3598in" svg:x="2.6598in" svg:y="0.5248in" draw:control="control2"/>
          <draw:control draw:z-index="2" draw:text-style-name="P2" svg:width="1.1402in" svg:height="0.3598in" svg:x="2.6598in" svg:y="0.9449in" draw:control="control3"/>
          <draw:control draw:z-index="3" draw:text-style-name="P1" svg:width="2.3488in" svg:height="0.2614in" svg:x="1.0425in" svg:y="1.8185in" draw:control="control4"/>
          <draw:control draw:z-index="4" draw:text-style-name="P2" svg:width="1.1402in" svg:height="0.3598in" svg:x="2.6701in" svg:y="2.1248in" draw:control="control5"/>
          <draw:control draw:z-index="5" draw:text-style-name="P2" svg:width="1.1402in" svg:height="0.3598in" svg:x="2.6701in" svg:y="2.5547in" draw:control="control6"/>
          <draw:control draw:z-index="6" draw:text-style-name="P1" svg:width="2.4843in" svg:height="0.2547in" svg:x="4.1378in" svg:y="0.7469in" draw:control="control7"/>
          <draw:control draw:z-index="7" draw:text-style-name="P2" svg:width="1.1535in" svg:height="0.398in" svg:x="4.0929in" svg:y="1.1961in" draw:control="control8"/>
          <draw:control draw:z-index="8" draw:text-style-name="P2" svg:width="1.215in" svg:height="0.4024in" svg:x="5.3681in" svg:y="1.1913in" draw:control="control9"/>
          <draw:control draw:z-index="9" draw:text-style-name="P2" svg:width="1.1638in" svg:height="0.413in" svg:x="4.0783in" svg:y="1.7209in" draw:control="control10"/>
          <draw:control draw:z-index="10" draw:text-style-name="P2" svg:width="1.2201in" svg:height="0.413in" svg:x="5.3579in" svg:y="1.7209in" draw:control="control11"/>
          <draw:control draw:z-index="11" draw:style-name="gr1" draw:text-style-name="P3" svg:width="2.2571in" svg:height="0.3394in" svg:x="4.226in" svg:y="0.439in" draw:control="control12"/>
        </table:shapes>
        <table:table-column table:style-name="co1" table:number-columns-repeated="30" table:default-cell-style-name="Default"/>
        <table:table-row table:style-name="ro3">
          <table:table-cell>
            <draw:control table:end-cell-address="Sheet3.A1" table:end-x="0.0394in" table:end-y="0.0394in" draw:z-index="15" draw:text-style-name="P2" svg:width="0.0394in" svg:height="0.0394in" svg:x="0in" svg:y="0in" draw:control="control16"/>
          </table:table-cell>
          <table:table-cell table:number-columns-repeated="29"/>
        </table:table-row>
        <table:table-row table:style-name="ro3">
          <table:table-cell office:value-type="string">
            <text:p>Money</text:p>
          </table:table-cell>
          <table:table-cell table:number-columns-repeated="29"/>
        </table:table-row>
        <table:table-row table:style-name="ro3">
          <table:table-cell/>
          <table:table-cell>
            <draw:control table:end-cell-address="Sheet3.C5" table:end-x="0.7654in" table:end-y="0.1646in" draw:z-index="14" draw:text-style-name="P2" svg:width="1.1409in" svg:height="0.3555in" svg:x="0.5114in" svg:y="0.1646in" draw:control="control15"/>
          </table:table-cell>
          <table:table-cell table:number-columns-repeated="28"/>
        </table:table-row>
        <table:table-row table:style-name="ro3">
          <table:table-cell office:value-type="string">
            <text:p>Denomination</text:p>
          </table:table-cell>
          <table:table-cell table:number-columns-repeated="29"/>
        </table:table-row>
        <table:table-row table:style-name="ro3">
          <table:table-cell table:number-columns-repeated="30"/>
        </table:table-row>
        <table:table-row table:style-name="ro3">
          <table:table-cell office:value-type="string">
            <text:p>Template Range</text:p>
          </table:table-cell>
          <table:table-cell>
            <draw:control table:end-cell-address="Sheet3.C8" table:end-x="0.7626in" table:end-y="0.0555in" draw:z-index="12" draw:text-style-name="P2" svg:width="1.1382in" svg:height="0.3598in" svg:x="0.5114in" svg:y="0.0512in" draw:control="control13"/>
          </table:table-cell>
          <table:table-cell table:number-columns-repeated="28"/>
        </table:table-row>
        <table:table-row table:style-name="ro3">
          <table:table-cell table:number-columns-repeated="30"/>
        </table:table-row>
        <table:table-row table:style-name="ro3">
          <table:table-cell office:value-type="string">
            <text:p>Output Rows, Cols</text:p>
          </table:table-cell>
          <table:table-cell table:number-columns-repeated="29"/>
        </table:table-row>
        <table:table-row table:style-name="ro3" table:number-rows-repeated="2">
          <table:table-cell table:number-columns-repeated="30"/>
        </table:table-row>
        <table:table-row table:style-name="ro3">
          <table:table-cell office:value-type="string">
            <text:p>Cards</text:p>
          </table:table-cell>
          <table:table-cell table:number-columns-repeated="29"/>
        </table:table-row>
        <table:table-row table:style-name="ro3">
          <table:table-cell/>
          <table:table-cell>
            <draw:control table:end-cell-address="Sheet3.C14" table:end-x="0.7626in" table:end-y="0.1689in" draw:z-index="16" draw:text-style-name="P2" svg:width="1.1382in" svg:height="0.3598in" svg:x="0.5114in" svg:y="0.165in" draw:control="control17"/>
          </table:table-cell>
          <table:table-cell table:number-columns-repeated="28"/>
        </table:table-row>
        <table:table-row table:style-name="ro3">
          <table:table-cell office:value-type="string">
            <text:p>Type</text:p>
          </table:table-cell>
          <table:table-cell table:number-columns-repeated="29"/>
        </table:table-row>
        <table:table-row table:style-name="ro3">
          <table:table-cell table:number-columns-repeated="30"/>
        </table:table-row>
        <table:table-row table:style-name="ro3">
          <table:table-cell office:value-type="string">
            <text:p>Template Range</text:p>
          </table:table-cell>
          <table:table-cell>
            <draw:control table:end-cell-address="Sheet3.C17" table:end-x="0.7823in" table:end-y="0.0689in" draw:z-index="13" draw:text-style-name="P2" svg:width="1.1579in" svg:height="0.3598in" svg:x="0.5114in" svg:y="0.065in" draw:control="control14"/>
          </table:table-cell>
          <table:table-cell table:number-columns-repeated="28"/>
        </table:table-row>
        <table:table-row table:style-name="ro3">
          <table:table-cell table:number-columns-repeated="30"/>
        </table:table-row>
        <table:table-row table:style-name="ro3">
          <table:table-cell office:value-type="string">
            <text:p>Data Rows</text:p>
          </table:table-cell>
          <table:table-cell table:number-columns-repeated="29"/>
        </table:table-row>
        <table:table-row table:style-name="ro3">
          <table:table-cell table:number-columns-repeated="23"/>
          <table:table-cell table:style-name="ce10"/>
          <table:table-cell table:number-columns-repeated="6"/>
        </table:table-row>
        <table:table-row table:style-name="ro3">
          <table:table-cell office:value-type="string">
            <text:p>Output Columns, Horizontal Pad Cells, Vertical Pad Cells</text:p>
          </table:table-cell>
          <table:table-cell table:number-columns-repeated="29"/>
        </table:table-row>
        <table:table-row table:style-name="ro3">
          <table:table-cell table:number-columns-repeated="30"/>
        </table:table-row>
        <table:table-row table:style-name="ro1">
          <table:table-cell table:number-columns-repeated="20"/>
          <table:table-cell table:style-name="ce9" table:number-columns-repeated="6"/>
          <table:table-cell table:number-columns-repeated="4"/>
        </table:table-row>
        <table:table-row table:style-name="ro1" table:number-rows-repeated="8">
          <table:table-cell table:number-columns-repeated="30"/>
        </table:table-row>
        <table:table-row table:style-name="ro1">
          <table:table-cell table:number-columns-repeated="19"/>
          <table:table-cell table:style-name="ce1"/>
          <table:table-cell table:number-columns-repeated="10"/>
        </table:table-row>
        <table:table-row table:style-name="ro1">
          <table:table-cell table:number-columns-repeated="17"/>
          <table:table-cell table:style-name="ce1" table:number-columns-repeated="3"/>
          <table:table-cell table:number-columns-repeated="10"/>
        </table:table-row>
        <table:table-row table:style-name="ro1">
          <table:table-cell table:number-columns-repeated="14"/>
          <table:table-cell table:style-name="ce1" table:number-columns-repeated="6"/>
          <table:table-cell table:number-columns-repeated="10"/>
        </table:table-row>
        <table:table-row table:style-name="ro1" table:number-rows-repeated="2">
          <table:table-cell table:number-columns-repeated="13"/>
          <table:table-cell table:style-name="ce7" table:number-columns-repeated="3"/>
          <table:table-cell table:style-name="ce8"/>
          <table:table-cell table:style-name="ce1"/>
          <table:table-cell table:number-columns-repeated="12"/>
        </table:table-row>
        <table:table-row table:style-name="ro1" table:number-rows-repeated="2">
          <table:table-cell table:number-columns-repeated="4"/>
          <table:table-cell table:style-name="ce7" table:number-columns-repeated="4"/>
          <table:table-cell table:style-name="ce8" table:number-columns-repeated="5"/>
          <table:table-cell table:style-name="ce7" table:number-columns-repeated="3"/>
          <table:table-cell table:style-name="ce8"/>
          <table:table-cell table:style-name="ce1"/>
          <table:table-cell table:number-columns-repeated="12"/>
        </table:table-row>
        <table:table-row table:style-name="ro1">
          <table:table-cell table:number-columns-repeated="4"/>
          <table:table-cell table:style-name="ce7" table:number-columns-repeated="13"/>
          <table:table-cell table:style-name="ce1"/>
          <table:table-cell table:number-columns-repeated="12"/>
        </table:table-row>
        <table:table-row table:style-name="ro1" table:number-rows-repeated="5">
          <table:table-cell table:number-columns-repeated="30"/>
        </table:table-row>
        <table:table-row table:style-name="ro1">
          <table:table-cell table:number-columns-repeated="30"/>
        </table:table-row>
      </table:table>
      <table:table table:name="Sheet4" table:style-name="ta1" table:print="false">
        <office:forms form:automatic-focus="false" form:apply-design-mode="false"/>
        <table:table-column table:style-name="co1"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Sheet5" table:style-name="ta1" table:print="false">
        <office:forms form:automatic-focus="false" form:apply-design-mode="false"/>
        <table:table-column table:style-name="co1"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Sheet6" table:style-name="ta1" table:print="false">
        <office:forms form:automatic-focus="false" form:apply-design-mode="false"/>
        <table:table-column table:style-name="co1"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Sheet7" table:style-name="ta1" table:print="false">
        <office:forms form:automatic-focus="false" form:apply-design-mode="false"/>
        <table:table-column table:style-name="co1"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Myriad Web Pro" svg:font-family="'Myriad Web Pro'"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usage="mirrored">
      <style:page-layout-properties fo:page-width="11in" fo:page-height="8.5in" style:num-format="1" style:print-orientation="landscape" fo:margin-top="0.2in" fo:margin-bottom="0.2in" fo:margin-left="0.3in" fo:margin-right="0.3in" style:shadow="none" fo:background-color="transparent" style:print-page-order="ltr" style:scale-to="100%" style:writing-mode="lr-tb">
        <style:background-image/>
      </style:page-layout-properties>
      <style:header-style>
        <style:header-footer-properties fo:min-height="0.1in" fo:margin-left="0in" fo:margin-right="0in" fo:margin-bottom="0in"/>
      </style:header-style>
      <style:footer-style>
        <style:header-footer-properties fo:min-height="0.1in" fo:margin-left="0in" fo:margin-right="0in" fo:margin-top="0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6">08/06/2014</text:date>, <text:time>01:46: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1T13:56:27.13</meta:creation-date>
    <dc:date>2014-08-06T01:46:13.44</dc:date>
    <meta:editing-duration>P94DT17H4M7S</meta:editing-duration>
    <meta:editing-cycles>265</meta:editing-cycles>
    <meta:generator>OpenOffice/4.0.1$Win32 OpenOffice.org_project/401m5$Build-9714</meta:generator>
    <meta:print-date>2014-05-02T23:11:41.33</meta:print-date>
    <meta:document-statistic meta:table-count="7" meta:cell-count="9" meta:object-count="17"/>
  </office:meta>
</office:document-meta>
</file>

<file path=Basic/Standard/Module1.xml><?xml version="1.0" encoding="utf-8"?>
<!DOCTYPE module  PUBLIC '-//OpenOffice.org//DTD OfficeDocument 1.0//EN'  'module.dtd'>
<script:module xmlns:script="http://openoffice.org/2000/script" script:name="Module1" script:language="StarBasic">REM  *****  BASIC  *****
'Option Explicit

Function getDuplexRange(oldRange As String) As String 'converts a two-range range into a single block range for copying
	allRanges = Split(oldRange, ",")
	e1 = InStr(allRanges(0), ":") 'index of first colon in r1
	e2 = InStr(allRanges(1), ":") 'index of first colon in r2
	r1 = Left(allRanges(0), e1 - 1)
	r2 = Right(allRanges(1), Len(allRanges(1)) - e2)
	getDuplexRange = r1 &amp; ":" &amp; r2
End Function

Function clearMoney() As Integer
	Set ws = ThisComponent.Sheets.getByName("Sheet3")
	templRange = ws.getCellRangeByName("A7").String
	if(templRange = "") then 'do nothing
		clearMoney = 1
		exit function
	end if
    checkState = checkRange(ws, templRange)
    If(checkState = "ERROR!") then
    	'ws.getCellRangeByName("A5").String = failText
    	MsgBox "Range " &amp; Chr(34) &amp; templRange &amp; Chr(34) &amp; " is not a valid range in this spreadsheet."
    	clearMoney = 0
    	Exit Function
    end if
    'Dim saveState As Integer
    if(checkState = "SINGLE") then
    	destRange = ws.getCellRangeByName(templRange)
    else
    	destRange = ws.getCellRangeByName(getDuplexRange(templRange))
    	'saveState = saveTemplate(ThisComponent.Sheets.getByName("Sheet5"), denom, ws.getCellRangeByName(duplexRange).getRangeAddress(), templRange)
    end if
    'destRange = ws.getCellRangeByName(templString)
    
    destRange.clearContents(1023) 'empty the contents of the dest area
    clearMoney = 1
End Function
	
Function clearCard() As Integer
	Dim destRange As Object
	Set ws = ThisComponent.Sheets.getByName("Sheet3")
	templRange = ws.getCellRangeByName("A16").String
	if(templRange = "") then 'do nothing
		clearCard = 1
		exit function
	end if
    checkState = checkRange(ws, templRange)
    If(checkState = "ERROR!") then
    	'ws.getCellRangeByName("A14").String = failText
    	MsgBox "Range " &amp; Chr(34) &amp; templRange &amp; Chr(34) &amp; " is not a valid range in this spreadsheet."
    	clearCard = 0
    	Exit Function
    end if
    'Dim saveState As Integer
    if(checkState = "SINGLE") then
    	destRange = ws.getCellRangeByName(templRange)
    else
    	destRange = ws.getCellRangeByName(getDuplexRange(templRange))
    	'saveState = saveTemplate(ThisComponent.Sheets.getByName("Sheet5"), denom, ws.getCellRangeByName(duplexRange).getRangeAddress(), templRange)
    end if
    'destRange = ws.getCellRangeByName(templString)
    
    destRange.clearContents(1023) 'empty the contents of the dest area
    clearCard = 1
End Function

Sub NewMoney
	'input the name of the new template
	do
		'templName = "100"
		templName = InputBox ("What is the name of the new template?" , "New Money Template", "")
		if(templName = "") then exit sub
		if(InStr(templName, ";") &gt; 0) then 
			MsgBox "Template names cannot contain semicolons"
		else
			exit do
		end if
	loop
	'input widths of the template columns
	nCols = 0
	startCol = ""
	do
		'templWidths = "E,.1,.4,1.5,.4,.1"
		templWidths = InputBox("Input the name of the first column, followed by the column widths in inches, separated by a comma (Example: E,.1,.5,.5,.5,.5,.1).", "Template " &amp; templName, "")
		if(templWidths = "") then exit sub
		allWidths = Split(templWidths, ",")
		startCol = allWidths(0)
		templWidth = 0
		nCols = UBound(allWidths)
		for i = 1 to (nCols)
			templWidth = templWidth + CDbl(allWidths(i))
		next i
		goAhead = MsgBox("Total template width is " &amp; templWidth &amp; " inches. Is that OK?", MB_YESNOCANCEL, "Template " &amp; templName &amp; " Width")
		if goAhead = IDCANCEL then exit sub
		if goAhead = IDYES then exit do
	loop
	'input heights of the template rows
	nRows = 0
	startRow = ""
	do
		'templHeights = "22,.1,.3,.7,.3,.1"
		templHeights = InputBox ("Input the name of the first row, followed by the row heights in inches, separated by a comma (Example: 22,.1,.75,.1,.75,.1).", "Template " &amp; templName, "")
		if(templHeights = "") then exit sub
		allHeights = Split(templHeights, ",")
		startRow = allHeights(0)
		templHeight = 0
		nRows = UBound(allHeights)
		for i = 1 to (nRows)
			templHeight = templHeight + CDbl(allHeights(i))
		next i
		goAhead = MsgBox("Total template width is " &amp; templHeight &amp; " inches. Is that OK?", MB_YESNOCANCEL, "Template " &amp; templName &amp; " Height")
		if goAhead = IDCANCEL then exit sub
		if goAhead = IDYES then exit do
	loop
	'is this a 2-sided template?
	isDuplex = MsgBox ("Is this a Two-Sided template?", MB_YESNOCANCEL, "Template " &amp; templName)
	if isDuplex = IDCANCEL then exit sub
	
	'make the template
	ws = ThisComponent.Sheets.getByName("Sheet3")
	
	'for testing
	'templateName = "100"
	'allWidths = 
	'allHei
	
	startRange = ws.getCellRangeByName(startCol &amp; startRow).getRangeAddress()
	With startRange
		.EndColumn = .StartColumn + nCols - 1
		.EndRow = .StartRow + nRows - 1
		'resize stuff and do borders
		j = 1
		for i = .StartColumn to .EndColumn
			ws.Columns.getByIndex(i).Width = CDbl(allWidths(j)) * 2540 'inches to mms
			j = j + 1
			destCell = ws.getCellByPosition(i, .StartRow)
			'msgBox destCell.TopBorder.OuterLineWidth
			'destCell.TableBorder.IsTopLineValid = False
			myBorder = destCell.TopBorder
			myBorder.Color = 0
			myBorder.OuterLineWidth = 100 '2.5 points
			destCell.TopBorder = myBorder
			'msgBox destCell.TopBorder.OuterLineWidth
			destCell = ws.getCellByPosition(i, .EndRow)
			myBorder = destCell.BottomBorder
			myBorder.Color = 0
			myBorder.OuterLineWidth = 100
			destCell.BottomBorder = myBorder
		next i
		j = 1
		for i = .StartRow to .EndRow
			ws.Rows.getByIndex(i).Height = CDbl(allHeights(j)) * 2540
			j = j + 1
			destCell = ws.getCellByPosition(.StartColumn, i)
			myBorder = destCell.LeftBorder
			myBorder.Color = 0
			myBorder.OuterLineWidth = 100
			destCell.LeftBorder = myBorder
			'destCell.LeftBorder.OuterLineWidth = 100
			destCell = ws.getCellByPosition(.EndColumn, i)
			myBorder = destCell.RightBorder
			myBorder.Color = 0
			myBorder.OuterLineWidth = 100
			destCell.RightBorder = myBorder
			
			'destCell.RightBorder.OuterLineWidth = 100
		Next i
	end With
	templAddress = rangeAsAddress(startRange)
	'border placement
	'destCell = ThisComponent.Sheets(destRange.Sheet).getCellByPosition(destRange.Column, destRange.Row)
	
	if(isDuplex = IDYES) then
		duplexRange = ws.getCellRangeByName(startCol &amp; startRow).getRangeAddress()
		With duplexRange
			.StartColumn = startRange.EndColumn + 2
			.EndColumn = .StartColumn + nCols - 1
			.EndRow = .StartRow + nRows - 1
			
			'resize stuff and do borders
			j = 1
			for i = .StartColumn to .EndColumn
				ws.Columns.getByIndex(i).Width = CDbl(allWidths(j)) * 2540 'inches to mms
				j = j + 1
				destCell = ws.getCellByPosition(i, .StartRow)
				myBorder = destCell.TopBorder

				myBorder.OuterLineWidth = 100
				destCell.TopBorder = myBorder
				destCell = ws.getCellByPosition(i, .EndRow)
				myBorder = destCell.BottomBorder
				myBorder.OuterLineWidth = 100
				destCell.BottomBorder = myBorder
				
			next i
			'j = 1 'not necessary to do row height of duplex border
			for i = .StartRow to .EndRow
				'ws.Rows.getByIndex(i).Height = allHeights(j) * 2540
				'j = j + 1
				destCell = ws.getCellByPosition(.StartColumn, i)
				myBorder = destCell.LeftBorder
				myBorder.OuterLineWidth = 100
				destCell.LeftBorder = myBorder
				destCell = ws.getCellByPosition(.EndColumn, i)
				myBorder = destCell.RightBorder
				myBorder.OuterLineWidth = 100
				destCell.RightBorder = myBorder
			Next i
			
		end With
		templAddress = templAddress &amp; "," &amp; rangeAsAddress(duplexRange)
	end if
	ProcessTemplateGuide(templAddress)
	ws.getCellRangeByName("A5").String = templName
	ws.getCellRangeByName("A7").String = templAddress
End Sub

Sub ProcessTemplateGuide(templAddress As String)
	ws = ThisComponent.Sheets.getByName("Sheet3")
	drawPage = ws.getDrawPage()
	nPicts = drawPage.getCount()
	i = 0
	while i &lt; nPicts
		pict = drawPage.getByIndex(i)
		if(pict.Name = "Template Guide B" or pict.Name = "Template Guide F") then 
			drawPage.remove(pict)
			nPicts = nPicts - 1
			i = i - 1
		end if
		i = i + 1
	wend
	
	pictPath = ThisComponent.getURL()
	pathEnd = InStrRev(pictPath, "/")
	pictPath = Left(pictPath, pathEnd) &amp; "TemplateGuide.jpg" 
	
	templates = Split(templAddress, ",")
	for i = 0 to UBound(templates)
		addrRange = ws.getCellRangeByName(templates(i)).getRangeAddress()
		width = 0
		height = 0
		x = 0
		y = 0
		for j = 0 to addrRange.startColumn - 1
			x = x + ws.Columns(j).Width
		next j
		for j = addrRange.startColumn to addrRange.endColumn
			width = width + ws.Columns(j).Width
		next j
		for j = 0 to addrRange.startRow - 1
			y = y + ws.Rows(j).Height
		next j
		for j = addrRange.startRow to addrRange.endRow
			height = height + ws.Rows(j).Height
		next j
		myPict = loadPicture(pictPath)
		if i = 0 then 
			side = "F"
		else
			side = "B"
		end if
		myPict.Name = "Template Guide " &amp; side
		Dim size As New com.sun.star.awt.Size
		Dim pos As New com.sun.star.awt.Point
		pos.X = x
		pos.Y = y
		myPict.setPosition(pos)
		size.Width = width
		size.Height = height
		myPict.setSize(size)
		myPict.LayerId = 1
		drawPage.add(myPict)
		
	next i
End Sub

Sub testAnchorCell2Sheet()
dp = ThisComponent.DrawPages.getByIndex(0)
obj = dp.getByIndex(0)
anc = obj.Anchor
if anc.supportsService("com.sun.star.sheet.SheetCell") then
   obj.Anchor = anc.getSpreadsheet()
   obj.HoriOrientPosition = obj.HoriOrientPosition + anc.Position.X
   obj.VertOrientPosition = obj.VertOrientPosition + anc.Position.Y
end if
End Sub

Sub SaveMoney
	'get the template for the money
    Dim denom As String
    Dim templRange As String
    Dim ws As Object
    ws = ThisComponent.Sheets.getByName("Sheet3")
    denom = ws.getCellRangeByName("A5").String
    
    templRange = ws.getCellRangeByName("A7").String
    checkState = checkRange(ws, templRange)
    If(checkState = "ERROR!") then
    	MsgBox "Range " &amp; Chr(34) &amp; templRange &amp; Chr(34) &amp; " is not a valid range in this spreadsheet."
    	Exit Sub
    end if
    Dim saveState As Integer
    if(checkState = "SINGLE") then
    	
    	saveState = saveTemplate(ThisComponent.Sheets.getByName("Sheet5"), denom, ws.getCellRangeByName(templRange).getRangeAddress())
    else
    	duplexRange = getDuplexRange(templRange)
    	saveState = saveTemplate(ThisComponent.Sheets.getByName("Sheet5"), denom, ws.getCellRangeByName(duplexRange).getRangeAddress(), templRange)
    end if
    
    ProcessTemplateGuide(templRange)
    'populate the selection box with all saved items
    Dim allTemplates() As String
    allTemplates = Split(ThisComponent.Sheets.getByName("Sheet5").getCellRangeByName("A1").String, ";")
    
    Dim moneyBox As Object
    moneyBox = ws.getDrawPage().forms.getByIndex(0).getByName("MoneyList")
    With moneyBox
        'If ((UBound(allTemplates) + 1) &lt;&gt; .ItemCount) Then
        	.StringItemList = Array()
            '.RemoveItems(0, .ItemCount)
            Dim i as Integer
            Dim r1 as integer
           	'Dim saveItem As String
            For i = 0 To UBound(allTemplates)
            'get the template name
                r1 = InStrRev(allTemplates(i), "(")
                allTemplates(i) = Mid(allTemplates(i), 1, r1 - 1)
                '.addItem (saveItem, i)
            Next i
            .StringItemList = allTemplates
        'End If
    End With
    'This may not be necessary
    'Sheet3.Activate
    ProcessDuplexButtons(checkState, 0)
End Sub

Sub LoadMoney(newType As String)
	Dim denom As String
	Dim ws As Object
    ws = ThisComponent.Sheets.getByName("Sheet3")
    denom = newType
    'lmrc = Sheet3.Range("A7").Value
    'lmr = Get_Template_Range(lmrc)
        
    Dim destRange As Object 'destRange needs to be a single cell
    Dim srcRange As Object
    
    if (clearMoney() = 0) then exit sub
    if (clearCard() = 0) then exit sub
    
    Set srcRange = loadTemplate(ThisComponent.Sheets.getByName("Sheet5"), denom) 'cellRangeAddress - this will return a duplex range
    
    'srcRange.Copy
    'Call Put_Range(srcRange, destRange)
    Set destRange = ws.getCellRangeByName("E22").getCellAddress()
    Dim srow, scol, erow, ecol As Integer
    srow = destRange.Row
    scol = destRange.Column
    erow = destRange.Row + srcRange.EndRow - srcRange.StartRow
    ecol = destRange.Column + srcRange.EndColumn - srcRange.StartColumn
    destRange = ws.getCellRangeByPosition(scol, srow, ecol, erow)
    
    
    
    sourceDuplex = loadDuplexRange(ThisComponent.Sheets.getByName("Sheet5"), denom)
    if not(sourceDuplex = "") then
    	ws.getCellRangeByName("A7").String = getShiftedDuplexRange(sourceDuplex, destRange.getRangeAddress())
    	ProcessDuplexButtons("DUPLEX", 0)
    else
    	ws.getCellRangeByName("A7").String = rangeAsAddress(destRange.getRangeAddress())
    	ProcessDuplexButtons("", 0)
    end if
    ProcessTemplateGuide(ws.getCellRangeByName("A7").String)
    'Set destRange = ws.getCellRangeByName("E22").getCellAddress()
    Call CopyArea(srcRange, rangeToCell(destRange.getRangeAddress()))
    ws.getCellRangeByName("A5").String = denom
End Sub

Sub UpdateMoney
	Dim denom As String
	Dim ws As Object
    ws = ThisComponent.Sheets.getByName("Sheet3")
    'denom = ws.getCellRangeByName("A5").String
    moneyBox = ws.getDrawPage().forms.getByIndex(0).getByName("MoneyList")
    'ws.getCellRangeByName("A5").String = moneyBox.Text
    Call LoadMoney(moneyBox.Text)
End Sub

Sub DeleteMoney
	ws = ThisComponent.Sheets.getByName("Sheet3")
    denom = ws.getCellRangeByName("A5").String
    
    if(MsgBox ("Delete money template " &amp; Chr(34) &amp; denom &amp; Chr(34) &amp; "?", 292) = IDNO) then exit sub
    
    saveState = saveTemplate(ThisComponent.Sheets.getByName("Sheet5"), denom, Nothing)
    
    clearMoney()
    
    Dim allTemplates() As String
    allTemplates = Split(ThisComponent.Sheets.getByName("Sheet5").getCellRangeByName("A1").String, ";")
    
    Dim moneyBox As Object
    moneyBox = ws.getDrawPage().forms.getByIndex(0).getByName("MoneyList")
    With moneyBox
        If ((UBound(allTemplates) + 1) &lt;&gt; .ItemCount) Then
        	.StringItemList = Array()
            '.RemoveItems(0, .ItemCount)
            Dim i as Integer
            Dim r1 as integer
           	'Dim saveItem As String
            For i = 0 To UBound(allTemplates)
            'get the template name
                r1 = InStrRev(allTemplates(i), "(")
                allTemplates(i) = Mid(allTemplates(i), 1, r1 - 1)
                '.addItem (saveItem, i)
            Next i
            .StringItemList = allTemplates
        End If
        if(.ItemCount = 0) then
        	ws.getDrawPage().forms.getByIndex(0).getByName("DeleteMoney").Enabled = false
        end if
    End With
End Sub

Sub PrintMoney
	ws = ThisComponent.Sheets.getByName("Sheet3")
    rowsCols = ws.getCellRangeByName("A9").String
    cma = InStr(rowsCols, ",")
    Dim nRows, nCols As Integer
    On Error GoTo PrintMoney_RowColError
    nRows = CInt(Mid(rowsCols, 1, cma - 1))
    nCols = CInt(Mid(rowsCols, cma + 1))
    if(nRows &lt; 0 or nCols &lt; 0) then
    	MsgBox "Row and column values must not be negative"
    	Exit Sub
    end if
    GoTo PrintMoney_NoRowColError
PrintMoney_RowColError:
	MsgBox "Cell A9 must contain output rows and columns must be in a comma separated list with no spaces"
	Exit Sub
PrintMoney_NoRowColError:
    
    Dim sRange1 As Object
    Dim sRange2 As Object
    Dim dCell As Object
    
    lmrc = ws.getCellRangeByName("A7").String
    rangeCheck = checkRange(ws, lmrc)
    If(rangeCheck = "ERROR!") then
    	MsgBox "Range " &amp; Chr(34) &amp; lmrc &amp; Chr(34) &amp; " is not a valid range in this spreadsheet."
    	Exit Sub
    elseif(rangeCheck = "SINGLE") then
    	sRange1 = ws.getCellRangeByName(lmrc).getRangeAddress()
    else
    	ranges = Split(lmrc, ",")
    	sRange1 = ws.getCellRangeByName(ranges(0)).getRangeAddress()
    	sRange2 = ws.getCellRangeByName(ranges(1)).getRangeAddress()
    end if
    
    'sRange.Copy
    destRow = 1
    destCol = 1
    templRows = sRange1.EndRow - sRange1.StartRow + 1
    templCols = sRange1.EndColumn - sRange1.StartColumn + 1
    
    Dim i As Integer
    Dim j As Integer
    Dim k As Integer
    
    'resize rows and columns
    'sRange1 - source object
    For i = 0 to nCols
    	For k = 0 to (sRange1.endColumn - sRange1.startColumn)
			ThisComponent.Sheets(0).Columns((templCols + 1) * i + k).Width = ThisComponentSheets(3).Columns(k + sRange1.startColumn).Width
		Next k 
    Next i
    For i = 0 to nRows
    	For k = 0 to (sRange1.endRow - sRange1.startRow)
			ThisComponent.Sheets(0).Rows((templRows + 1) * i + k).Height = ThisComponent.Sheets(3).Rows(k + sRange1.startRow).Height
		Next k
	Next i
	
    
    For i = 1 To nRows
        For j = 1 To nCols
            'start at B2
            Set dCell = ThisComponent.Sheets(0).getCellByPosition(destCol, destRow).getCellAddress()
            Call CopyArea(sRange1, dCell, false, false)
            destCol = destCol + templCols + 1
        Next j
        destRow = destRow + templRows + 1
        destCol = 1
    Next i
    
    if(rangeCheck = "DUPLEX") then
	    destRow = 1
	    'destCol = 1
	    templRows2 = sRange2.EndRow - sRange2.StartRow + 1
	    templCols2 = sRange2.EndColumn - sRange2.StartColumn + 1
	    lastCol = ((templCols + 1) * nCols) + 2 + ((templCols2 + 1) * (nCols - 1))
	    destCol = lastCol
	    resizeCol = ((templCols + 1) * nCols) + 2
	    
	    'just resize the additional columns
	    For i = 0 to nCols
    		For k = 0 to (sRange2.endColumn - sRange2.startColumn)
				ThisComponent.Sheets(0).Columns((templCols + 1) * i + k + resizeCol).Width = ThisComponentSheets(3).Columns(k + sRange2.startColumn).Width
			Next k 
    	Next i
	    
	    'Dim i As Integer
	    'Dim j As Integer
	    For i = 1 To nRows
	        For j = 1 To nCols
	            'start at B2
	            Set dCell = ThisComponent.Sheets(0).getCellByPosition(destCol, destRow).getCellAddress()
	            Call CopyArea(sRange2, dCell, false, false) 'needs performance
	            destCol = destCol - templCols2 - 1
	        Next j
	        destRow = destRow + templRows2 + 1
	        destCol = lastCol
	    Next i
    end if
    
    RenameCopiedPicts(ThisComponent.Sheets(0), 1)
End Sub

Sub NewCard
'input the name of the new template
	ws = ThisComponent.Sheets.getByName("Sheet3")
	oldTemplName = ws.getCellRangeByName("A14").String
	goAhead = MsgBox("Would you like to save template " &amp; oldTemplName &amp; " before continuing?",  MB_YESNOCANCEL, "Save " &amp; oldTemplName)
	if(goAhead = IDCANCEL) then exit sub
	if(goAhdead = IDYES) then Call SaveCards
	clearCard()
	do
		'templName = "100"
		templName = InputBox ("What is the name of the new template?" , "New Card Template", "")
		if(templName = "") then exit sub
		if(InStr(templName, ";") &gt; 0) then 
			MsgBox "Template names cannot contain semicolons"
		else
			exit do
		end if
	loop
	'input widths of the template columns
	nCols = 0
	startCol = ""
	do
		'templWidths = "E,.1,.4,1.5,.4,.1"
		templWidths = InputBox("Input the name of the first column, followed by the column widths in inches, separated by a comma (Example: E,.1,.5,.5,.5,.5,.1).", "Template " &amp; templName, "")
		if(templWidths = "") then exit sub
		allWidths = Split(templWidths, ",")
		startCol = allWidths(0)
		templWidth = 0
		nCols = UBound(allWidths)
		for i = 1 to (nCols)
			templWidth = templWidth + CDbl(allWidths(i))
		next i
		goAhead = MsgBox("Total template width is " &amp; templWidth &amp; " inches. Is that OK?", MB_YESNOCANCEL, "Template " &amp; templName &amp; " Width")
		if goAhead = IDCANCEL then exit sub
		if goAhead = IDYES then exit do
	loop
	'input heights of the template rows
	nRows = 0
	startRow = ""
	do
		'templHeights = "22,.1,.3,.7,.3,.1"
		templHeights = InputBox ("Input the name of the first row, followed by the row heights in inches, separated by a comma (Example: 22,.1,.75,.1,.75,.1).", "Template " &amp; templName, "")
		if(templHeights = "") then exit sub
		allHeights = Split(templHeights, ",")
		startRow = allHeights(0)
		templHeight = 0
		nRows = UBound(allHeights)
		for i = 1 to (nRows)
			templHeight = templHeight + CDbl(allHeights(i))
		next i
		goAhead = MsgBox("Total template height is " &amp; templHeight &amp; " inches. Is that OK?", MB_YESNOCANCEL, "Template " &amp; templName &amp; " Height")
		if goAhead = IDCANCEL then exit sub
		if goAhead = IDYES then exit do
	loop
	'is this a 2-sided template?
	isDuplex = MsgBox ("Is this a Two-Sided template?", MB_YESNOCANCEL, "Template " &amp; templName)
	if isDuplex = IDCANCEL then exit sub
	
	'make the template
	
	
	'for testing
	'templateName = "100"
	'allWidths = 
	'allHei
	
	startRange = ws.getCellRangeByName(startCol &amp; startRow).getRangeAddress()
	With startRange
		.EndColumn = .StartColumn + nCols - 1
		.EndRow = .StartRow + nRows - 1
		'resize stuff and do borders
		j = 1
		for i = .StartColumn to .EndColumn
			ws.Columns.getByIndex(i).Width = CDbl(allWidths(j)) * 2540 'inches to mms
			j = j + 1
			destCell = ws.getCellByPosition(i, .StartRow)
			'msgBox destCell.TopBorder.OuterLineWidth
			'destCell.TableBorder.IsTopLineValid = False
			myBorder = destCell.TopBorder
			myBorder.Color = 0
			myBorder.OuterLineWidth = 100 '2.5 points
			destCell.TopBorder = myBorder
			'msgBox destCell.TopBorder.OuterLineWidth
			destCell = ws.getCellByPosition(i, .EndRow)
			myBorder = destCell.BottomBorder
			myBorder.Color = 0
			myBorder.OuterLineWidth = 100
			destCell.BottomBorder = myBorder
		next i
		j = 1
		for i = .StartRow to .EndRow
			ws.Rows.getByIndex(i).Height = CDbl(allHeights(j)) * 2540
			j = j + 1
			destCell = ws.getCellByPosition(.StartColumn, i)
			myBorder = destCell.LeftBorder
			myBorder.Color = 0
			myBorder.OuterLineWidth = 100
			destCell.LeftBorder = myBorder
			'destCell.LeftBorder.OuterLineWidth = 100
			destCell = ws.getCellByPosition(.EndColumn, i)
			myBorder = destCell.RightBorder
			myBorder.Color = 0
			myBorder.OuterLineWidth = 100
			destCell.RightBorder = myBorder
			
			'destCell.RightBorder.OuterLineWidth = 100
		Next i
	end With
	templAddress = rangeAsAddress(startRange)
	'border placement
	'destCell = ThisComponent.Sheets(destRange.Sheet).getCellByPosition(destRange.Column, destRange.Row)
	
	if(isDuplex = IDYES) then
		duplexRange = ws.getCellRangeByName(startCol &amp; startRow).getRangeAddress()
		With duplexRange
			.StartColumn = startRange.EndColumn + 2
			.EndColumn = .StartColumn + nCols - 1
			.EndRow = .StartRow + nRows - 1
			
			'resize stuff and do borders
			j = 1
			for i = .StartColumn to .EndColumn
				ws.Columns.getByIndex(i).Width = CDbl(allWidths(j)) * 2540 'inches to mms
				j = j + 1
				destCell = ws.getCellByPosition(i, .StartRow)
				myBorder = destCell.TopBorder

				myBorder.OuterLineWidth = 100
				destCell.TopBorder = myBorder
				destCell = ws.getCellByPosition(i, .EndRow)
				myBorder = destCell.BottomBorder
				myBorder.OuterLineWidth = 100
				destCell.BottomBorder = myBorder
				
			next i
			'j = 1 'not necessary to do row height of duplex border
			for i = .StartRow to .EndRow
				'ws.Rows.getByIndex(i).Height = allHeights(j) * 2540
				'j = j + 1
				destCell = ws.getCellByPosition(.StartColumn, i)
				myBorder = destCell.LeftBorder
				myBorder.OuterLineWidth = 100
				destCell.LeftBorder = myBorder
				destCell = ws.getCellByPosition(.EndColumn, i)
				myBorder = destCell.RightBorder
				myBorder.OuterLineWidth = 100
				destCell.RightBorder = myBorder
			Next i
			
		end With
		templAddress = templAddress &amp; "," &amp; rangeAsAddress(duplexRange)
	end if
	ProcessTemplateGuide(templAddress)
	ws.getCellRangeByName("A14").String = templName
	ws.getCellRangeByName("A16").String = templAddress
end sub

Sub SaveCards
	Dim denom As String
    Dim templRange As String
    Dim ws As Object
    ws = ThisComponent.Sheets.getByName("Sheet3")
    denom = ws.getCellRangeByName("A14").String
    templRange = ws.getCellRangeByName("A16").String
    checkState = checkRange(ws, templRange)
    If(checkState = "ERROR!") then
    	MsgBox "Range " &amp; Chr(34) &amp; templRange &amp; Chr(34) &amp; " is not a valid range in this spreadsheet."
    	Exit Sub
    end if
    Dim saveState As Integer
    if(checkState = "SINGLE") then
    	
    	saveState = saveTemplate(ThisComponent.Sheets.getByName("Sheet6"), denom, ws.getCellRangeByName(templRange).getRangeAddress())
    else
    	duplexRange = getDuplexRange(templRange)
    	saveState = saveTemplate(ThisComponent.Sheets.getByName("Sheet6"), denom, ws.getCellRangeByName(duplexRange).getRangeAddress(), templRange)
    end if
    
    ProcessTemplateGuide(templRange)
    'Dim saveState As Integer
    'saveState = saveTemplate(ThisComponent.Sheets.getByName("Sheet6"), denom, ws.getCellRangeByName(templRange).getRangeAddress())
    
    Dim allTemplates() As String
    allTemplates = Split(ThisComponent.Sheets.getByName("Sheet6").getCellRangeByName("A1").String, ";")
    
    Dim cardList As Object
    cardList = ws.getDrawPage().forms.getByIndex(0).getByName("CardList")
    With cardList
        'If ((UBound(allTemplates) + 1) &lt;&gt; .ItemCount) Then
        	.StringItemList = Array()
            '.RemoveItems(0, .ItemCount)
            Dim i as Integer
            Dim r1 as integer
           	'Dim saveItem As String
            For i = 0 To UBound(allTemplates)
            'get the template name
                r1 = InStrRev(allTemplates(i), "(")
                allTemplates(i) = Mid(allTemplates(i), 1, r1 - 1)
                '.addItem (saveItem, i)
            Next i
            .StringItemList = allTemplates
        'End If
    End With
    ProcessDuplexButtons(checkState, 1)
End Sub

Sub LoadCards(cardType As String)
	Dim denom As String
	Dim ws As Object
    ws = ThisComponent.Sheets.getByName("Sheet3")
    denom = cardType
    'lmrc = Sheet3.Range("A7").Value
    'lmr = Get_Template_Range(lmrc)
    
    Dim destRange As Object 'destRange needs to be a single cell
    Dim srcRange As Object
    
    if (clearMoney() = 0) then exit sub
    if (clearCard() = 0) then exit sub
    
    Set srcRange = loadTemplate(ThisComponent.Sheets.getByName("Sheet6"), denom) 'cellRangeAddress
    
    'srcRange.Copy
    'Call Put_Range(srcRange, destRange)
    Set destRange = ws.getCellRangeByName("E22").getCellAddress()
    Dim srow, scol, erow, ecol As Integer
    srow = destRange.Row
    scol = destRange.Column
    erow = destRange.Row + srcRange.EndRow - srcRange.StartRow
    ecol = destRange.Column + srcRange.EndColumn - srcRange.StartColumn
    destRange = ws.getCellRangeByPosition(scol, srow, ecol, erow)
    
    sourceDuplex = loadDuplexRange(ThisComponent.Sheets.getByName("Sheet6"), denom)
    if not(sourceDuplex = "") then 
    	ws.getCellRangeByName("A16").String = getShiftedDuplexRange(sourceDuplex, destRange.getRangeAddress())
    	ProcessDuplexButtons("DUPLEX", 1)
    else
    	ws.getCellRangeByName("A16").String = rangeAsAddress(destRange.getRangeAddress())
    	ProcessDuplexButtons("", 1)
    end if
    'Set destRange = ws.getCellRangeByName("E22").getCellAddress()
    ProcessTemplateGuide(ws.getCellRangeByName("A16").String)
    Call CopyArea(srcRange, rangeToCell(destRange.getRangeAddress()))
    ws.getCellRangeByName("A14").String = denom
End Sub

Sub UpdateCards
	Dim denom As String
	Dim ws As Object
    ws = ThisComponent.Sheets.getByName("Sheet3")
    cardBox = ws.getDrawPage().forms.getByIndex(0).getByName("CardList")
    'ws.getCellRangeByName("A14").String = cardBox.Text
    Call LoadCards(cardBox.Text)
End Sub

Sub DeleteCard
	ws = ThisComponent.Sheets.getByName("Sheet3")
    denom = ws.getCellRangeByName("A14").String
    
    if(MsgBox ("Delete card template " &amp; Chr(34) &amp; denom &amp; Chr(34) &amp; "?", 292) = IDNO) then exit sub
    
    saveState = saveTemplate(ThisComponent.Sheets.getByName("Sheet6"), denom, Nothing)
    
    clearCard()
    
    Dim allTemplates() As String
    allTemplates = Split(ThisComponent.Sheets.getByName("Sheet6").getCellRangeByName("A1").String, ";")
    
    Dim cardBox As Object
    cardBox = ws.getDrawPage().forms.getByIndex(0).getByName("CardList")
    With cardBox
        If ((UBound(allTemplates) + 1) &lt;&gt; .ItemCount) Then
        	.StringItemList = Array()
            '.RemoveItems(0, .ItemCount)
            Dim i as Integer
            Dim r1 as integer
           	'Dim saveItem As String
            For i = 0 To UBound(allTemplates)
            'get the template name
                r1 = InStrRev(allTemplates(i), "(")
                allTemplates(i) = Mid(allTemplates(i), 1, r1 - 1)
                '.addItem (saveItem, i)
            Next i
            .StringItemList = allTemplates
        End If
        if(.ItemCount = 0) then
        	ws.getDrawPage().forms.getByIndex(0).getByName("DeleteCard").Enabled = false
        end if
    End With
End Sub

Sub PrintCards
	ws = ThisComponent.Sheets.getByName("Sheet3")
    outputData = ws.getCellRangeByName("A20").String
    'cma = InStr(rowsCols, ",")
    'nRows = Mid(rowsCols, 1, cma - 1)
    'nCols = Mid(rowsCols, cma + 1)
    outData = Split(outputData, ",")
    if(UBound(outData) &lt;&gt; 2) then
    	MsgBox "Cell A20 needs to contain the number of output columns, horizontal pad cells, and vertical pad cells, separated by a comma, before you continue printing."
    	Exit Sub
    end if
    nCols = CInt(outData(0))
    hPad = CInt(outData(1))
    vPad = CInt(outData(2))
    
    Dim sRange1 As Object
    Dim sRange2 As Object
    Dim dCell As Object
    
    
    lmrc = ws.getCellRangeByName("A16").String
    rangeCheck = checkRange(ws, lmrc)
    If(rangeCheck = "ERROR!") then
    	MsgBox "Range " &amp; Chr(34) &amp; lmrc &amp; Chr(34) &amp; " is not a valid range in this spreadsheet."
    	Exit Sub
    elseif(rangeCheck = "SINGLE") then
    	sRange1 = ws.getCellRangeByName(lmrc).getRangeAddress()
    else
    	ranges = Split(lmrc, ",")
    	sRange1 = ws.getCellRangeByName(ranges(0)).getRangeAddress()
    	sRange2 = ws.getCellRangeByName(ranges(1)).getRangeAddress()
    end if
    
    
    destRow = 1
    destCol = 1
    
    'gather data about row height and column width
    Dim templCols1, templRows1, templRows2, templCols2 As Integer
    templRows1 = sRange1.EndRow - sRange1.StartRow + 1
    templCols1 = sRange1.EndColumn - sRange1.StartColumn + 1
    
    'resize cols
    For i = 0 to nCols - 1
    	For k = 0 to (sRange1.endColumn - sRange1.startColumn)
			ThisComponent.Sheets(1).Columns(1 + (templCols1 + hPad) * i + k).Width = ThisComponent.Sheets(2).Columns(k + sRange1.startColumn).Width
		Next k 
    Next i
    
    if(rangeCheck = "DUPLEX") then
    	templRows2 = sRange2.EndRow - sRange2.StartRow + 1
    	templCols2 = sRange2.EndColumn - sRange2.StartColumn + 1
    	
    	'resize duplex cols
    	duplexCol = 1 + templCols1 + (nCols - 1) * (templCols1 + hPad)
    	For i = 0 to nCols - 1
	    	For k = 0 to (sRange2.endColumn - sRange2.startColumn)
				ThisComponent.Sheets(1).Columns(1 + duplexCol + (templCols2 + hPad) * i + k).Width = ThisComponent.Sheets(2).Columns(k + sRange2.startColumn).Width
			Next k 
	    Next i
	    Dim dataDone2(templRows2 - 1, templCols2 - 1) As Boolean
    end if
    
    'resize one set of rows
    For i = 0 to nRows
    	For k = 0 to (sRange1.endRow - sRange1.startRow)
    		ThisComponent.Sheets(1).Rows(1 + (templRows1 + vPad) * i + k).Height = ThisComponent.Sheets(2).Rows(k + sRange1.startRow).Height
    	Next k
    Next i
    
    Dim dataRow As Integer
    Dim dataCol As Integer
    
    dataRowsCols = ws.getCellRangeByName("A18").String
    
    allData = Split(dataRowsCols, ",")
    
    for n = 0 to UBound(allData)
    	drc = InStr(allData(n), "-")
        dataStart = CInt(Mid(allData(n), 1, drc - 1)) - 1
        dataEnd = CInt(Mid(allData(n), drc + 1)) - 1
        if(dataStart &lt; 0 Or dataEnd &lt; 0) then
        	MsgBox "No values in Data Rows may be negative"
        	Exit Sub
        end if
    next n
        
    lastCol = 1
    
    Dim pictIndex As Integer
    pictIndex = 1
    
    Dim dataDone(templRows1 - 1, templCols1 - 1) As Boolean
    
    
    For n = 0 To UBound(allData)
        drc = InStr(allData(n), "-")
        dataStart = CInt(Mid(allData(n), 1, drc - 1)) - 1
        dataEnd = CInt(Mid(allData(n), drc + 1)) - 1
        if(dataStart &gt; dataEnd) then
        	temp = dataStart
        	dataStart = dataEnd
        	dataEnd = temp
        end if
        dataRow = dataStart
        dataCol = 0
        
        
        
        Do Until (dataRow &gt; dataEnd)  'loop through the data rows
            For j = lastCol To nCols
                
                If (dataRow &gt; dataEnd) Then
                    Exit For
                End If
                'start at B2
                Set dCell = ThisComponent.Sheets(1).getCellByPosition(destCol, destRow).getCellAddress()
                
                For k = 0 to templRows1 - 1
                	For l = 0 to templCols1 - 1
                		dataDone(k, l) = False
                	next l
                next k
                Call CopyArea(sRange1, dCell, false, false) 'needs performance
                For k = 0 To templRows1 - 1
                    For l = 0 To templCols1 - 1
                    	if(dataDone(k, l) = false) then
	                        origRow = dataRow
	                        redoCell = ThisComponent.Sheets(1).getCellByPosition(dCell.Column + l, dCell.Row + k)
	                        myString = redoCell.String
	                        redoCell.String = processCell(redoCell.getCellAddress(), ThisComponent.Sheets(3), dataRow, dataCol, redoCell.String, True, pictIndex)
	                        if(redoCell.isMerged()) then
	                        	mergeRows = mergeRange(ThisComponent.Sheets(1), dCell.Column + l, dCell.Row + k, false)
	                        	mergeCols = mergeRange(ThisComponent.Sheets(1), dCell.Column + l, dCell.Row + k, true)
	                        	for mr = 0 to mergeRows - 1
	                        		for mc = 0 to mergeCols - 1
	                        			dataDone(mr + k, mc + l) = true
	                        		next mc
	                        	next mr
	                        else
	                        	dataDone(k, l) = true
	                        end if
	                         	'processCell(dRange.Cells(k, l), Sheet4, dataRow, dataCol, sRange.Cells(k, l).Value, True)
	                        dataRow = origRow
                    	end if
                    Next l
                Next k
                
                if(rangeCheck = "DUPLEX") then
                	For k = 0 to templRows2 - 1
                		For l = 0 to templCols2 - 1
                			dataDone2(k, l) = False
                		next l
                	next k
                	destCol = 1 + templCols1 + ((templCols1 + hPad) * (nCols - 1))
                	destCol = destCol + 1 + ((templCols2 + hPad) * (nCols - j))
                	Set dCell = ThisComponent.Sheets(1).getCellByPosition(destCol, destRow).getCellAddress()
                	Call CopyArea(sRange2, dCell, false, false)
                	For k = 0 to templRows2 - 1
                		For l = 0 to templCols2 - 1
                			if(dataDone2(k, l) = false) then
		                        origRow = dataRow
		                        redoCell = ThisComponent.Sheets(1).getCellByPosition(dCell.Column + l, dCell.Row + k)
		                        myString = redoCell.String
		                        redoCell.String = processCell(redoCell.getCellAddress(), ThisComponent.Sheets(3), dataRow, dataCol, redoCell.String, True, pictIndex)
		                        if(redoCell.isMerged()) then
		                        	mergeRows = mergeRange(ThisComponent.Sheets(1), dCell.Column + l, dCell.Row + k, false)
		                        	mergeCols = mergeRange(ThisComponent.Sheets(1), dCell.Column + l, dCell.Row + k, true)
		                        	for mr = 0 to mergeRows - 1
		                        		for mc = 0 to mergeCols - 1
		                        			dataDone2(mr + k, mc + l) = true
		                        		next mc
		                        	next mr
		                        else
		                        	dataDone2(k, l) = true
		                        end if
		                         	'processCell(dRange.Cells(k, l), Sheet4, dataRow, dataCol, sRange.Cells(k, l).Value, True)
		                        dataRow = origRow
	                    	end if
                        Next l
                    Next k
                end if
                
                'lastCol = j
                destCol = 1 + (templCols1 + hPad) * (j)
                dataRow = dataRow + 1
                
                dataCol = 0
            Next j
            lastCol = j
            If (lastCol &gt; nCols) Then
                destRow = destRow + templRows1 + vPad
                destCol = 1
                lastCol = 1
                'resize another row
                For i = 0 to nRows
    				For k = 0 to (sRange1.endRow - sRange1.startRow)
    					ThisComponent.Sheets(1).Rows(destRow + k).Height = ThisComponent.Sheets(2).Rows(k + sRange1.startRow).Height
    				Next k
    			Next i
            End If
        Loop
    Next n
    RenameCopiedPicts(ThisComponent.Sheets(1), 1)
End Sub

Sub RenameCopiedPicts(ByRef ws As Object, startIndex As Integer)
	nPicts = ws.drawPage().getCount()
	dpage = ws.getDrawPage()
	idx = startIndex
	for i = 0 to nPicts - 1
		thePict = dpage.getByIndex(i)
		thePict.Name = ws.getName() + " Graphics " + idx
		idx = idx + 1
	next i
End Sub

'getTemplateRange may not even be used if users use the AX:BY notation
Function getTemplateRange(ByVal tempCell As String) As Object
    cv = Split(tempCell, ",")
    cr = cv(0) + ":" + cv(1)
    Dim rr As Object
    Set rr = Sheet3.Range(cr)
    Set getTemplateRange = rr
End Function

Function rangeToCell(inRange As Object)
	Dim ws, cell As Object
	ws = ThisComponent.Sheets(inRange.Sheet)
	cell = ws.getCellByPosition(inRange.StartColumn, inRange.StartRow)
	rangeToCell = cell.getCellAddress()
End Function

Function saveTemplate(ByRef ws As Object, tn As String, tr As Object, Optional duplexRange As String) As Integer
    'Find the template name tn in the worksheet A1
    'The template range tr is what we are saving it as
    'If deleting, tr may be Nothing
    Dim sr As Object 'the save range, or the range that the template is stored into on the save sheet
    Set sr = loadTemplate(ws, tn)
    Dim allTemplates() As String
    'if(realRange = "") then realRange = rangeAsAddress(tr)
    if isNull(tr) then deleteMe = true
    allTemplates = Split(ws.getCellRangeByName("A1").String, ";")
    'Is the template already there?
    If Not (isNull(sr)) Then
        'Is the template the same size?
        Dim diffRows, diffCols, diffRows1, diffRows2, diffCol1, diffCol2 As Integer
        diffRows1 = sr.EndRow - sr.StartRow
        diffCol1 = sr.EndColumn - sr.StartColumn
        if deleteMe = true then
        	diffRows2 = 0
        	diffCols2 = 0
        else
        	diffRows2 = tr.EndRow - tr.StartRow
        	diffCol2 = tr.EndColumn - tr.StartColumn
        end if
        
        If (diffRows1 = diffRows2 And diffCol1 = diffCol2) Then
            'tr.Copy
            'Call Put_Range(tr, sr)
            
            'tr is source, sr is dest
            Call CopyArea(tr, rangeToCell(sr))
            saveTemplate = 1
            Exit Function
        Else 'shift everything around
            diffRows = diffRows2 - diffRows1
            diffCols = diffCol2 - diffCol1
            Dim newSaveData As String
            newSaveData = ""
            Dim foundTemplate As Integer
            For i = 0 To UBound(allTemplates)
                If (InStr(1, allTemplates(i), tn + "(") = 1) Then 'you found the template to edit
                    foundTemplate = i
                    Exit For
                Else 'collate together templates that are staying in place
                    If (i &gt; 0) Then newSaveData = newSaveData &amp; ";"
                    newSaveData = newSaveData &amp; allTemplates(i)
                End If
            Next i
            Dim newTemplateList As String
            newTemplateList = ""
            for i = foundTemplate  + 1 to UBound(allTemplates)
            	if i &gt; (foundTemplate + 1) then newTemplateList = newTemplateList &amp; ";"
            	newTemplateList = newTemplateList &amp; allTemplates(i)
            next i
            if not(newTemplateList = "") then newTemplateList = shiftTemplates(ws, newTemplateList, diffRows, diffCols)
            
            'For i = UBound(allTemplates) To foundTemplate + 1 Step -1 'shift everything later than the template you are editing
            '    newTemplate = shiftTemplate(ws, allTemplates(i), diffRows, diffCols, allTemplates(i)) 'OK
            '    If (newTemplateList = "") Then
            '        newTemplateList = newTemplate
            '    Else 'collate shifted template data 
            '        newTemplateList = newTemplate &amp; ";" &amp; newTemplateList
            '    End If
            'Next i
            'tr.Copy
            'Set sr = ws.Range(ws.Cells(sr.Row, sr.Column), ws.Cells(sr.Row + tr.Rows.Count - 1, sr.Column + tr.Columns.Count - 1))
            'Call Put_Range(tr, sr)
            'if not(deleteMe = true) then Call CopyArea(tr, rangeToCell(sr))
            'If Not (newSaveData = "") Then newSaveData = newSaveData &amp; ";" 'append newsavedata
            'sr.EndRow = sr.EndRow + diffRows
            'sr.EndColumn = sr.EndColumn + diffCols
            
            if not(deleteMe = true) then
            
            	Call CopyArea(tr, rangeToCell(sr))
            	If Not (newSaveData = "") Then newSaveData = newSaveData &amp; ";" 'append newsavedata
            	sr.EndRow = sr.EndRow + diffRows
            	sr.EndColumn = sr.EndColumn + diffCols
            	
	            if (isMissing(duplexRange)) then
	            	newSaveData = newSaveData &amp; tn &amp; "(" + rangeAsAddress(sr) &amp; ")"
	            else
	            	newSaveData = newSaveData &amp; tn &amp; "(" &amp; getShiftedDuplexRange(duplexRange, sr) &amp; ")"
	            end if
	            
            end if
            
            If Not (newTemplateList = "") Then 
            	ws.getCellRangeByName("A1").String = newSaveData &amp; ";" &amp; newTemplateList
            else
            	ws.getCellRangeByName("A1").String = newSaveData
            end if
            saveTemplate = 1
            Exit Function
        End If
    End If
    
    'Find a save location
    
    'cl = ws.Range("A1")
    Dim srow, scol, erow, ecol, trow, tcol, r1, r2 As Integer
    srow = 0
    scol = 0
    Dim selectedRange As String
    'Dim i As Integer
    For i = 0 To UBound(allTemplates)
        'get the template size
        r1 = InStrRev(allTemplates(i), "(") + 1
        r2 = InStrRev(allTemplates(i), ")")
        
        selectedRange = Mid(allTemplates(i), r1, r2 - r1)
        'selectedRange = formatRange(selectedRange, ":")
        'Dim sr As Range
        rangeSet = Split(selectedRange, ",")
        if(UBound(rangeSet) = 0) then
        	Set sr = ws.getCellRangeByName(selectedRange).getRangeAddress()
        	'Set loadTemplate = sr
        else
        	Set sr = ws.getCellRangeByName(getDuplexRange(selectedRange)).getRangeAddress()
        	'Set loadTemplate = sr
        end if
        'Set sr = ws.getCellRangeByName(selectedRange).getRangeAddress()
        trow = sr.EndRow + 1
        tcol = sr.EndColumn + 1
        If (trow &gt; srow) Then srow = trow
        If (tcol &gt; scol) Then scol = tcol
    Next i
    srow = srow + 1
    scol = scol + 1
    
    erow = srow + tr.EndRow - tr.StartRow
    ecol = scol + tr.EndColumn - tr.StartColumn
    
    'store the template cells
    sr = ws.getCellByPosition(scol, srow).getCellAddress()
    'Set sr = ws.Range(ws.Cells(srow, scol), ws.Cells(erow, ecol))
    'tr.Copy
        
    Call CopyArea(tr, sr)
    
    sr = ws.getCellRangeByPosition(scol, srow, ecol, erow).getRangeAddress()
    
    'store the template name and location
    Dim theTemplate As String
    theTemplate = ws.getCellRangeByName("A1").String
    If Not (theTemplate = "") Then theTemplate = theTemplate + ";"
    if (isMissing(duplexRange)) then
    	theTemplate = theTemplate + tn + "(" + rangeAsAddress(sr) + ")"
    else
    	theTemplate = theTemplate + tn + "(" + getShiftedDuplexRange(duplexRange, sr) + ")"
    end if
    ws.getCellRangeByName("A1").String = theTemplate
    
    saveTemplate = 0
End Function

Function loadTemplate(ByRef ws As Object, tn As String) As Object
	Dim allTemplates() As String
    allTemplates = Split(ws.getCellRangeByName("A1").String, ";")
    Dim r1, r2 As Integer
    dim selectedRange As String
    Dim i As Integer
    For i = 0 To UBound(allTemplates)
        'allTemplates(i) = Trim(allTemplates(i))
        If (InStr(1, allTemplates(i), tn + "(") = 1) Then 'if allTemplates(i) startsWith tn
            'get the template size
            r1 = InStrRev(allTemplates(i), "(") + 1
            r2 = InStrRev(allTemplates(i), ")")
            selectedRange = Mid(allTemplates(i), r1, r2 - r1)  
            Dim sr As Object
            rangeSet = Split(selectedRange, ",")
            if(UBound(rangeSet) = 0) then
            	Set sr = ws.getCellRangeByName(selectedRange).getRangeAddress()
            	Set loadTemplate = sr
            else
            	Set sr = ws.getCellRangeByName(getDuplexRange(selectedRange)).getRangeAddress()
            	Set loadTemplate = sr
            end if
            Exit Function
        End If
    Next i
    Set loadTemplate = Nothing
End Function

Function loadDuplexRange(ByRef ws As Object, tn As String) As String
	Dim allTemplates() As String
    allTemplates = Split(ws.getCellRangeByName("A1").String, ";")
    Dim r1, r2 As Integer
    dim selectedRange As String
    Dim i As Integer
    For i = 0 To UBound(allTemplates)
        'allTemplates(i) = Trim(allTemplates(i))
        If (InStr(1, allTemplates(i), tn + "(") = 1) Then 'if allTemplates(i) startsWith tn
            'get the template size
            r1 = InStrRev(allTemplates(i), "(") + 1
            r2 = InStrRev(allTemplates(i), ")")
            selectedRange = Mid(allTemplates(i), r1, r2 - r1)
            rangeSet = Split(selectedRange, ",")
            if(UBound(rangeSet) = 1) then
            	loadDuplexRange = selectedRange
            else
            	loadDuplexRange = ""
            end if
        	Exit Function
        end if
    Next i
	loadDuplexRange = ""
End Function

Function formatRange(addrRange As String, replaceChar As String) As String 'this is for excel only
    Do
        dol = InStr(addrRange, "$")
        If (dol = 0) Then Exit Do
        addrRange = Mid(addrRange, 1, dol - 1) + Mid(addrRange, dol + 1)
    Loop
    col = InStr(addrRange, ":")
    addrRange = Mid(addrRange, 1, col - 1) &amp; replaceChar &amp; Mid(addrRange, col + 1)
    formatRange = addrRange
End Function

Function getShiftedDuplexRange(duplexRange As String, newRange As Object) As String
	'grab the difference between the two squares in the duplex range
	ws = ThisComponent.Sheets(newRange.Sheet)
   	duplexParts = Split(duplexRange, ",")
   	
   	if(InStr(duplexRange, "(") &gt; 0) then
   		e1 = inStrRev(duplexParts(0), "(")
   		duplexParts(0) = Right(duplexParts(0), Len(duplexParts(0)) - e1)
   		duplexParts(1) = Left(duplexParts(1), Len(duplexParts(1)) - 1)
   	end if
   	
   	cells1 = ws.getCellRangeByName(duplexParts(0)).getRangeAddress()
   	cells2 = ws.getCellRangeByName(duplexParts(1)).getRangeAddress()
   	'we have the two range addresses, now compare with the save range sr
   	duplexDx = cells1.StartColumn - newRange.StartColumn
   	duplexDy = cells1.StartRow - newRange.StartRow
   	With cells1
   		.StartRow = newRange.StartRow
   		.StartColumn = newRange.StartColumn
   		.EndRow = .EndRow - duplexDy
   		.EndColumn = .EndColumn - duplexDx
   	End With
   	With cells2
   		.EndRow = newRange.EndRow
   		.EndColumn = newRange.EndColumn
   		.StartRow = .StartRow - duplexDy
   		.StartColumn = .StartColumn - duplexDx
   	End With
   	getShiftedDuplexRange = rangeAsAddress(cells1) + "," + rangeAsAddress(cells2)
End Function

Function shiftTemplates(ByRef ws As Object, ByVal templList As String, ByVal dRow As Integer, ByVal dCol As Integer) As String
	Dim allRanges() As String
	allRanges = Split(templList, ";")
	Dim startAddr, endAddr As String
	Dim r1, r2 As Integer
	r1 = InStrRev(allRanges(0), "(") + 1
	r2 = InStrRev(allRanges(0), ")")	
	startAddr = Mid(allRanges(0), r1, r2 - r1)
	r1 = InStrRev(allRanges(UBound(allRanges)), "(") + 1
	r2 = InStrRev(allRanges(UBound(allRanges)), ")")
	endAddr = Mid(allRanges(UBound(allRanges)), r1, r2 - r1)
	if (InStrRev(allRanges(0), ",") &gt; InStrRev(allRanges(0), "(")) then
    	srcRng = ws.getCellRangeByName(getDuplexRange(startAddr)).getRangeAddress()
    else
    	srcRng = ws.getCellRangeByName(startAddr).getRangeAddress()
    end if
    if (InStrRev(allRanges(UBound(allRanges)), ",") &gt; InStrRev(allRanges(UBound(allRanges)), "(")) then
    	endRange = ws.getCellRangeByName(getDuplexRange(endAddr)).getRangeAddress()
    else
    	endRange = ws.getCellRangeByName(endAddr).getRangeAddress()
    end if
    srcRng.EndRow = endRange.EndRow
    srcRng.EndColumn = endRange.EndColumn
    
    ' Dim newRow, newCol As Integer
    'newRow = srcRng.StartRow + dRow
    'newCol = srcRng.StartColumn + dCol
    
    'srcRng.Copy
    
    Dim tempRng As New com.sun.star.table.CellRangeAddress
    tempRng.Sheet = 6
    tempRng.StartColumn = 0
    tempRng.StartRow = 0
    tempRng.EndColumn = (srcRng.EndColumn - srcRng.StartColumn)
    tempRng.EndRow = (srcRng.EndRow - srcRng.StartRow)
    'Set tempRng = ThisComponent.Sheets.getByName("Sheet7").getCellByPosition(0,0).getCellAddress()
    'Set tempRng = tempRng.Range(Sheet7.Cells(1, 1), Sheet7.Cells(srcRng.Rows.Count, srcRng.Columns.Count))
    Call CopyArea(srcRng, rangeToCell(tempRng))
    
    clrRange = ws.getCellRangeByPosition(srcRng.StartColumn, srcRng.StartRow, srcRng.EndColumn, srcRng.EndRow)
    'srcCell = rangeToCell(srcRng)
    clrRange.clearContents(1023)
    
    Dim destRng As New com.sun.star.table.CellRangeAddress
    destRng.Sheet = srcRng.Sheet
    destRng.StartColumn = srcRng.StartColumn + dCol
    destRng.StartRow = srcRng.StartRow + dRow
    destRng.EndColumn = srcRng.EndColumn + dCol
    destRng.EndRow = srcRng.EndRow + dRow
    Call CopyArea(tempRng, rangeToCell(destRng))
    
    for i = 0 to UBound(allRanges)
    	allRanges(i) = shiftTemplate(ws, allRanges(i), dRow, dCol)
    next i
    Dim rtnVal As String
    for i = 0 to UBound(allRanges)
    	if(i &gt; 0) then rtnVal = rtnVal &amp; ";"
    	rtnVal = rtnVal &amp; allRanges(i)
    next i
	shiftTemplates = rtnVal
End Function

Function shiftTemplate(ByRef ws As Worksheet, ByVal templ As String, ByVal dRow As Integer, ByVal dCol As Integer) As String
    Dim r1, r2 As Integer
    Dim selectedRange As String
    r1 = InStrRev(templ, "(") + 1
    r2 = InStrRev(templ, ")")
    selectedRange = Mid(templ, r1, r2 - r1)
    'check for duplex range
    
    Dim srcRng As Object
    'Dim destRng As Object
    if (InStrRev(templ, ",") &gt; InStrRev(templ, "(")) then
    	destRng = ws.getCellRangeByName(getDuplexRange(selectedRange)).getRangeAddress()
    else
    	destRng = ws.getCellRangeByName(selectedRange).getRangeAddress()
    end if
    'Dim newRow, newCol As Integer
    With destRng
    	.StartRow = .StartRow + dRow
    	.EndRow = .EndRow + dRow
    	.StartColumn = .StartColumn + dCol
    	.EndColumn = .EndColumn + dCol
    end with
    'srcRng.Copy
    
    Dim tempName As String
    tempName = Mid(templ, 1, r1 - 2)
    'duplexRange = loadDuplexRange(ws, duplexRange)
    if (InStrRev(templ, ",") &lt; InStrRev(templ, "(")) then
    	shiftTemplate = tempName &amp; "(" &amp; rangeAsAddress(destRng) &amp; ")"
    else
    	shiftTemplate = tempName &amp; "(" &amp; getShiftedDuplexRange(templ, destRng) &amp; ")"
    end if
End Function

'All functions after this point have been tested
Function loadPicture(URL as string) As Object
  Dim sGraphicService As String
  Dim Doc As Object
  sGraphicService = "com.sun.star.drawing.GraphicObjectShape"
  'oDrawPage = Sheet.getDrawPage()
  Doc = ThisComponent
  oGraphic = Doc.createInstance(sGraphicService)
  oGraphic.GraphicURL = URL
  loadPicture = oGraphic
End Function

Function copyPicture(pict As Object, newSheet As Object, newX As Long, newY As Long) As Object
	Dim drawPage As Object
	Dim size As New com.sun.star.awt.Size
	Dim pos As New com.sun.star.awt.Point
	newPict = loadPicture(pict.GraphicURL)
	drawPage = newSheet.getDrawPage()
	drawPage.add(newPict)
	pos.X = newX
	pos.Y = newY
	
	'This will have to do until I learn how to clone an object
	With newPict
		.setPosition(pos)
		.setSize(pict.getSize())
	
		.LayerName = pict.LayerName
		.ZOrder = pict.ZOrder
	
		'.ShadowProperties = pict.ShadowProperties
		.Shadow = pict.Shadow
		.ShadowColor = pict.ShadowColor
		.ShadowTransparence = pict.ShadowTransparence
		.ShadowXDistance = pict.ShadowXDistance
		.ShadowYDistance = pict.ShadowYDistance
		'.RotationDescriptor = pict.RotationDescriptor (depricated)
		'.Transformation = pict.Transformation (bugged - do not copy this)
		
		.AdjustLuminance = pict.AdjustLuminance
		.AdjustContrast = pict.AdjustContrast
		.AdjustRed = pict.AdjustRed
		.AdjustGreen = pict.AdjustGreen
		.AdjustBlue = pict.AdjustBlue
		.Gamma = pict.Gamma
		.Transparency = pict.Transparency
		.GraphicColorMode = pict.GraphicColorMode
	end With
	copyPicture = newPict
End Function

Sub ClearPictures(Sheet As Object, startX As Long, startY As Long, endX As Long, endY As Long)
	Dim drawPage As Object
	Dim pos As New com.sun.star.awt.Point
	drawPage = Sheet.getDrawPage()
	Dim pict As Object
	Dim nPicts As Integer
	nPicts = drawPage.getCount()
	Dim i As Integer
	i = 0
	do while (i &lt; nPicts)
	
		pict = drawPage.getByIndex(i)
		pos = pict.getPosition()
		If (pos.X &lt; startX) Then GoTo NextCP
		If(pos.Y &lt; startY) Then GoTo NextCP
		If(pos.X &gt; endX) Then GoTo NextCP
		If(pos.Y &gt; endY) Then GoTo NextCP
		'MsgBox "Removing picture " &amp; pict.Name &amp; " from sheet " &amp; Sheet.Name &amp; " at " &amp; pos.X &amp; "," &amp; pos.Y
		drawPage.remove(pict)
		nPicts = nPicts - 1
		i = i - 1
NextCP:
		i = i + 1
	loop
End Sub

Sub CopyArea(srcRange As Object, destCell As Object, Optional rename As Boolean, Optional resize As Boolean)
	Dim srcWs As Object
	Dim destWs As Object
	srcWs = ThisComponent.Sheets(srcRange.sheet)
	destWs = ThisComponent.Sheets(destCell.sheet)
	
	
	Dim doResize As Boolean
	doResize = true
	if((not isMissing(resize)) and resize = false) then doResize = false
	
	Dim doRename As Boolean
	doRename = true
	if((not isMissing(rename)) and rename = false) then doRename = false
	
	'do not always do the resize
	if(doResize = true) then
		For i = 0 to (srcRange.endRow - srcRange.startRow)
			destWs.Rows(i + destCell.Row).Height = srcWs.Rows(i + srcRange.startRow).Height
		Next i
		For i = 0 to (srcRange.endColumn - srcRange.startColumn)
			destWs.Columns(i + destCell.Column).Width = srcWs.Columns(i + srcRange.startColumn).Width
		Next i
	end if
	
	'pictures
	'clear the dest area of pictures
	Dim srcX, srcY, srcX2, srcY2, destX, destY, destX2, destY2 As Long
	srcX = colX(srcWs, srcRange.startColumn)
	srcX2 = colX(srcWs, srcRange.endColumn + 1)
	srcY = rowY(srcWs, srcRange.startRow)
	srcY2 = rowY(srcWs, srcRange.endRow + 1)
	
	destX = colX(destWs, destCell.Column)
	destY = rowY(destWs, destCell.Row)
	destX2 = destX + (srcX2 - srcX)
	destY2 = destY + (srcY2 - srcY)
	
	clearPictures(destWs, destX, destY, destX2, destY2)
	
	
	
	GoTo CopyArea_NoPictureCopy 'because the copy function already copies all of the pictures
	
	'copy in all pictures from the source area
	Dim drawPage As Object
	Dim pos As New com.sun.star.awt.Point
	drawPage = srcWs.getDrawPage()
	Dim pict As Object
	Dim nPicts As Integer
	nPicts = drawPage.getCount()
	if(nPicts &gt; 0) then
		Dim pictCopies(0 To nPicts - 1) As Object 'copy the pictures (do not rely on index as we don't know where copies will be put)
		for i = 0 to nPicts - 1
			Set pict = drawPage.getByIndex(i)
			Set pos = pict.getPosition()
			pictCopies(i) = Nothing
			if(pos.X &lt; srcX) then goto NextCopy
			if(pos.Y &lt; srcY) then goto NextCopy
			if(pos.X &gt; srcX2) then goto NextCopy
			if(pos.Y &gt; srcY2) then goto NextCopy
			MsgBox "Found pict " &amp; pict.Name &amp; " on " &amp; srcWs.Name &amp; " at " &amp; pos.X &amp; "," &amp; pos.Y 
			pictCopies(i) = pict
	NextCopy:
		next i
		
		i = 0
		j = nPicts + 1
		Dim addedPict As Object
		for i = 0 to nPicts - 1
			if (not isNull(pictCopies(i)))  then
				Set pos = pictCopies(i).getPosition()
				srcPx = pos.X
				srcPy = pos.Y
				addedPict = copyPicture(pictCopies(i), destWs, pos.X - srcX + destX, pos.Y - srcY + destY)
				addedPict.Name = "Graphics " &amp; j
				Set pos = addedPict.getPosition()
				destPx = pos.X
				destPy = pos.Y
				deltaX = srcX - destX
				deltaY = srcY - destY
				deltaPx = destPx - srcPx
				deltaPy = destPy - srcPy
				MsgBox "Added pict " &amp; addedPict.Name &amp; " to " &amp; destWs.Name &amp; " at " &amp; pos.X &amp; "," &amp; pos.Y &amp; " (dx:" &amp; deltaX &amp; ", dpx:" &amp; deltaPx &amp; ") (dy:" &amp; deltaY &amp; ", dpy:" &amp; deltaPy &amp; ")"
				j = j + 1
			end if
		next i
	end if
	
CopyArea_NoPictureCopy:
	'unmerge all merged cells in the dest area - always
	Dim deMerge As Object
	for i = 0 to (srcRange.endRow - srcRange.startRow)
		for j = 0 to (srcRange.endColumn - srcRange.startColumn)
			deMerge = destWs.getCellByPosition(destCell.Column + j, destCell.Row + i)
			if(deMerge.isMerged()) then deMerge.merge(false)
		next j
	Next i  
	
	
	
	'copy cell content, including row and column sizes - not always
	'gather the list of pictures
	if(doRename = true) then
		drawPage = destWs.getDrawPage()
		nPicts = drawPage.getCount()
		if(nPicts &gt; 0) then
			ReDim pictCopies(0 To nPicts - 1) As Object
			for i = 0 to UBound(pictCopies)
				pictCopies(i) = drawPage.getByIndex(i)
			next i
		end if
	end if
	'copy cell content
	destWs.copyRange(destCell, srcRange)
	
	'rename picture copies
	If(doRename = false) then exit sub
	
	nPicts2 = drawPage.getCount()
	maxGraphic = -1
	i = 0
	while i &lt; nPicts2
		'find the picture
		found = false
		if(nPicts &gt; 0) then
			for j = 0 to UBound(pictCopies)
				if(EqualUnoObjects(pictCopies(j), drawPage.getByIndex(i))) then 'the picture was previously there
					found = true
					mg = graphicIndex(drawPage.getByIndex(i).Name) 'get the graphic index
					if(mg &gt; maxGraphic) then maxGraphic = mg
					exit for
				end if
			next j
		end if
		if(found = false) then 'the picture was copied during the copy
			with drawPage.getByIndex(i)
				if .Name = "Template Guide B" Or .Name = "Template Guide F" then 'do not copy these pictures
					drawPage.remove(drawPage.getByIndex(i))
					nPicts2 = nPicts2 - 1
					i = i - 1
				else
			'if(drawPage.getByIndex(i).Name = "Template Guide B" or drawPage.g
					.Name = destWs.Name &amp; " Graphics " &amp; (maxGraphic + 1)
					maxGraphic = maxGraphic + 1
				end if
			end with
		end if
		i = i + 1
	wend
End Sub

Function graphicIndex(gName As String) As Integer
	if gName = "" then
		graphicIndex = 0
		Exit Function
	End if
	gItems = Split(gName, " ")
	lastItem = gItems(UBound(gItems))
	graphicIndex = CInt(lastItem)
End Function

Function colX(Sheet As Object, colNo As Integer) As Long
	Dim rtnVal As Long
	rtnVal = 0
	for i = 0 to colNo - 1
		rtnVal = rtnVal + Sheet.Columns(i).Width
	Next i
	colX = rtnVal
End Function

Function rowY(Sheet As Object, rowNo As Integer) As Long
	Dim rtnVal As Long
	rtnVal = 0
	for i = 0 to rowNo - 1
		rtnVal = rtnVal + Sheet.Rows(i).Height
	Next i
	rowY = rtnVal
End Function

Function rangeAsAddress(inRange As Object) As String
	Dim rtnVal as String
	rtnVal = ""
	Dim myCol As Integer
	Dim colStr As String
	Dim i as Integer
	For i = 0 To 1
		colStr = ""
		myCol = inRange.StartColumn
		If( i = 1) Then myCol = inRange.EndColumn
		If myCol = 0 then
			colStr = "A"
		else
			Dim currCol As Integer
			'looped = 0
			Do While myCol &gt; -1
				currCol = myCol Mod 26
				colStr = Chr(Asc("A") + currCol) &amp; colStr
				myCol = (myCol \ 26) - 1
				'if(myCol = 0) then colStr = "A" &amp; colStr 
				'looped = 1 
			Loop
		end if
		if (i = 0) then
			rtnVal = colStr &amp; CStr(inRange.StartRow + 1)
		else
			rtnVal = rtnVal &amp; ":" + colStr &amp; CStr(inRange.EndRow + 1)
		end if
	next i
	rangeAsAddress = rtnVal
End Function

Function InStrRev(myString As String, toFind As String) As Integer
	Dim rtnVal As Integer
	Dim last As Integer
	rtnVal = 0
	last = 0
	Do
		rtnVal = InStr(rtnVal + 1, myString, toFind)
		if rtnVal = 0 then exit do
		last = rtnVal
	Loop
	InStrRev = last
End Function

Function nextFilledColumn(ws As Object, rowNum as Integer, start as Integer, goLeft As Boolean) As Integer
	Dim rtnVal As Integer
	Dim count As Integer
	Dim dir As Integer
	'count = 300 'a threshold
	dir = 1
	if(goLeft = false) then dir = -1
	count = 300 * dir
	For i = dir To count Step dir
		if(ws.getCellByPosition(start + i, rowNum).String &lt;&gt; "") then
			nextFilledColumn = start + i
			Exit Function
		end if
	Next i
	nextFilledColumn = start  + dir
End Function

Function nextFilledRow(ws As Object, colNum As Integer, start as Integer, goDown As Boolean, filled As Boolean) As Integer
	Dim rtnVal As Integer
	Dim count As Integer
	Dim dir As Integer
	'count = 300 'a threshold
	dir = 1
	if(goDown = false) then dir = -1
	count = 300 * dir
	For i = dir To count Step dir
		theString = ws.getCellByPosition(colNum, start + i).String
		if(ws.getCellByPosition(colNum, start + i).String &lt;&gt; "" And filled) then
			nextFilledRow = start + i
			Exit Function
		end if
		if(ws.getCellByPosition(colNum, start + i).String = "" And Not filled) then
			nextFilledRow = start + i - dir
			Exit Function
		end if
	Next i
	nextFilledColumn = start  + dir
End Function

Function processCell(ByRef destRange As Object, ByRef dataWs As Object, ByRef selRow As Integer, ByRef selCol As Integer, txtIn As String, recurse As Boolean, ByRef pictIndex As Integer) As String
    Dim txtOut As String
    Dim nextRow As Integer
    Dim nextCol As Integer
    Dim nextItem As Integer
    Dim nextChar As Integer
    Dim lastPos As Integer
    Dim processMe As Boolean
    Dim origRow As Integer
    'Dim selCol As Integer
    processMe = True
    txtOut = ""
    origRow = selRow
    'selCol = 1
    Do
        nextCol = InStr(1, txtIn, "$")
        nextRow = InStr(1, txtIn, "^")
        If (nextRow = 0) Then
            If nextCol = 0 Then Exit Do
            nextItem = nextCol
        Else
            nextItem = nextRow
            If (nextRow &gt; nextCol And nextCol &gt; 0) Then nextItem = nextCol
        End If
        
        txtOut = txtOut &amp; Left(txtIn, nextItem - 1)
        txtIn = Right(txtIn, Len(txtIn) - nextItem + 1)
        If (Mid(txtIn, 1, 1) = "$") Then
            txtIn = Right(txtIn, Len(txtIn) - 1)
            nextChar = Asc(Mid(txtIn, 1, 1))
            Select Case nextChar
                Case 36: '$$ - output literal $
                    If (processMe) Then txtOut = txtOut &amp; "$" Else processMe = True
                    txtIn = Right(txtIn, Len(txtIn) - 1)
                Case 48 To 57, 99: '$n - grab the number
                    If nextChar &lt;&gt; 99 Then 
                    	selCol = grabNumber(txtIn) - 1
                    else
                    	txtIn = Right(txtIn, Len(txtIn) - 1)
                    end if
                    If (Mid(txtIn, 1, 1) = ",") Then
                        txtIn = Right(txtIn, Len(txtIn) - 1)
                    Else
                        Dim putMe As String
                        putMe = dataWs.getCellByPosition(selCol, selRow).String
                        If (recurse) Then
                            If (processMe) Then txtOut = txtOut &amp; processCell(destRange, dataWs, selRow, selCol, putMe, True, pictIndex) Else processMe = True
                            'if (processMe) Then txtIn = putMe &amp; txtIn Else processMe = True
                        Else
                            If (processMe) Then txtOut = txtOut &amp; putMe Else processMe = True
                        End If
                    End If
                Case 63: '$?
                    txtIn = Right(txtIn, Len(txtIn) - 1)
                    If (Mid(txtIn, 1, 1) &lt;&gt; "c") Then
                        selCol = grabNumber(txtIn) - 1
                    Else 'consume the c
                        txtIn = Right(txtIn, Len(txtIn) - 1)
                    End If
                    If (dataWs.getCellByPosition(selCol, selRow).String = "") Then processMe = False
                Case 33: '$!
                    'lastCol = dataWs.Cells(selRow, dataWs.Columns.Count).End(xlToLeft).Column + 1
                    txtIn = Right(txtIn, Len(txtIn) - 1)
                    If (processMe) Then
                        selCol = nextFilledColumn(dataWs, selRow, selCol, True)
                    Else
                        processMe = True
                    End If
                Case 43, 45:  '$+, $-
                    txtIn = Right(txtIn, Len(txtIn) - 1)
                    moveNum = grabNumber(txtIn)
                    If (processMe) Then
                        If (nextChar = 43) Then
                            selCol = selCol + moveNum
                        Else
                            selCol = selCol - moveNum
                        End If
                    Else
                        processMe = True
                    End If
                Case 37: '%n - go directly to column n
                	txtIn =  Right(txtIn, Len(txtIn) - 1)
                	moveNum = grabNumber(txtIn)
                	If (processMe) Then
                		selCol = moveNum - 1
                	else
                		processMe = True
                	end if
                Case 60, 62: '$&lt;, $&gt;
                    txtIn = Right(txtIn, Len(txtIn) - 1)
                    'moveNum = Grab_Number(txtIn)
                    If (processMe) Then
                        If (nextChar = 60) Then
                            selCol = selCol - 1
                        Else
                            selCol = selCol + 1
                        End If
                    Else
                        processMe = True
                    End If
                Case 35: '$# - format processing
                    
                    	Dim srcRange As Object
                    	Set srcRange = dataWs.getCellByPosition(selCol, selRow).getCellAddress()
                    	Call formatCell(destRange, srcRange, txtIn, processMe, pictIndex)
                    	processMe = true
                    
                Case 42, 64: '$*, $@ - picture processing
                    
                   
                    	'Dim srcRange As Object
                    	Set srcRange = dataWs.getCellByPosition(selCol, selRow).getCellAddress()
                    	Call InsertPictures(destRange, srcRange, txtIn, processMe, currPict)
                    	processMe = true
                    
            End Select
        Else
            txtIn = Right(txtIn, Len(txtIn) - 1)
            nextChar = Asc(Mid(txtIn, 1, 1))
            Select Case nextChar
                Case 94: '^^ - output literal caret
                    If (processMe) Then txtOut = txtOut &amp; "^" Else processMe = True
                    txtIn = Right(txtIn, Len(txtIn) - 1)
                Case 48 To 57: '^n - grab the number
                    selRow = grabNumber(txtIn) - 1
                    putMe = dataWs.getCellByPosition(selCol, selRow).String
                    If (recurse) Then
                        If (processMe) Then txtOut = txtOut &amp; processCell(destRange, dataWs, selRow, selCol, putMe, True, pictIndex) Else processMe = True
                    Else
                        If (processMe) Then txtOut = txtOut &amp; putMe Else processMe = True
                    End If
                Case 99: '^c: current row
                    txtIn = Right(txtIn, Len(txtIn) - 1)
                    putMe = dataWs.getCellByPosition(selCol, selRow).String
                    If (recurse) Then
                        If (processMe) Then txtOut = txtOut &amp; processCell(destRange, dataWs, selRow, selCol, putMe, True, pictIndex) Else processMe = True
                    Else
                        If (processMe) Then txtOut = txtOut &amp; putMe Else processMe = True
                    End If
                Case 114: '^r: Reset row
                	txtIn = Right(txtIn, Len(txtIn) - 1)
                    if(processMe) then
                    	selRow = origRow
                    else
                    	processMe = true
                    end if
                Case 43, 45:  '^+, ^-
                    txtIn = Right(txtIn, Len(txtIn) - 1)
                    'Dim moveNum As Integer
                    If (Mid(txtIn, 1, 1) = "!" Or Mid(txtIn, 1, 1) = "~") Then
                        searchType = Asc(Mid(txtIn, 1, 1))
                        txtIn = Right(txtIn, Len(txtIn) - 1)
                        'moveNum = 0
                        
                        'lastRow = dataWs.processCell(dataWs.Rows.Count, 1).End(xlUp).Row + 1
                        'moveDir = 1
                        
                        Dim filled, goDown As Boolean
                        goDown = true
                        If (nextChar = 45) Then
                        	goDown = false
                        	'moveDir = -1
                        end if
                        
                        filled = true
                        if(searchType = 126) then filled = false
                        
                        Dim newRow As Integer
                        newRow = nextFilledRow(dataWs, selCol, selRow, goDown, filled)
                        
                        'move back one for the ~
                        'If (searchType = 126) Then moveNum = moveNum - moveDir
                        
                        moveNum = Abs(newRow - selRow)
                    Else
                        
                        moveNum = grabNumber(txtIn)
                        
                    End If
                    If (processMe) Then
                        If (nextChar = 43) Then
                            selRow = selRow + moveNum
                        Else
                            selRow = selRow - moveNum
                        End If
                    Else
                        processMe = True
                    End If
            End Select
        End If
    Loop
    
    txtOut = txtOut &amp; txtIn
    processCell = txtOut
End Function

Function grabNumber(ByRef textIn As String) As Integer
    endNum = 0
    Dim numStr As String
    Do
        If endNum = Len(textIn) Then Exit Do
        numStr = Mid(textIn, (endNum + 1), 1)
        If (Asc(numStr) &gt;= 48 And Asc(numStr) &lt;= 57) Then
            endNum = endNum + 1
        Else
            Exit Do
        End If
    Loop
    On Error GoTo Grab_Error
    rVal = CInt(Left(textIn, endNum))
    textIn = Right(textIn, Len(textIn) - endNum)
    grabNumber = rVal
    Exit Function
Grab_Error:
    grabNumber = 0
End Function

Function mergeRange(ws As Object, col As Long, row As Long, isCols As Boolean) As Integer
	range = ws.getCellRangeByPosition(col, row, col, row
	cursor = ws.createCursorByRange(range)
	cursor.CollapseToMergedArea()
	With cursor.RangeAddress
		mergedRange = ws.GetCellRangeByPosition(.StartColumn, .StartRow, .EndColumn, .EndRow)
	End With
	if(isCols) then
		mergeRange = cursor.Columns.Count
	else
		mergeRange = cursor.Rows.Count
	end if	
End Function

Function calcCellWidth(theCell As Object) As Long 
	cellRange = theCell.getCellAddress()
	ws = ThisComponent.Sheets(cellRange.Sheet)
	c1 = cellRange.Column
	c2 = cellRange.Column + 1
	
	if(theCell.isMerged()) then
		'c2 = c1 + theCell.getColumnSpan()
		c2 = c1 + mergeRange(ws, cellRange.Column, cellRange.Row, true)
	end if
	calcCellWidth = colX(ws, c2) - colX(ws, c1)
End Function

Function calcCellHeight(theCell As Object) As Long 
	cellRange = theCell.getCellAddress()
	ws = ThisComponent.Sheets(cellRange.Sheet)
	c1 = cellRange.Row
	c2 = cellRange.Row + 1
	'allMethods = Split(theCell.Dbg_Methods, ";")
	
	if(theCell.isMerged()) then
		'c2 = c1 + theCell.getRowSpan()
		c2 = c1 + mergeRange(ws, cellRange.Column, cellRange.Row, false)
	end if
	calcCellHeight = rowY(ws, c2) - rowY(ws, c1)
End Function

Function InsertPicture(ws As Object, pictURL as String, px As Long, py As Long, pw As Long, ph As Long, ByRef toBack As Boolean, ByRef picIndex As Integer) As Object
	drawPage = ws.getDrawPage()
	'load the picture
	if not(FileExists(pictURL)) then
		MsgBox pictURL &amp; " could not be found."
		InsertPicture = Nothing
		exit Function
	end if
	
	pict = loadPicture(ConvertToUrl(pictURL))
	
	'fit the picture
	Dim size As New com.sun.star.awt.Size
	Dim pos As New com.sun.star.awt.Point
	pos.X = px
	pos.Y = py
	size = pict.getSize
	if(pw &gt; 0) then size.Width = pw
	if(ph &gt; 0) then size.Height = ph
	'size.Height = ph
	pict.setPosition(pos)
	pict.setSize(size)
	if(toBack = true) then
		pict.LayerId = 1
		toBack = false
	end if
	'name the picture - later
	'nPicts = drawPage().getCount()
	'for i = 0 to nPicts - 1
	'	mg = graphicIndex(drawPage.getByIndex(i).Name)
	'	if(mg &gt; maxGraphic) then maxGraphic = mg
	'next i
	pict.Name = ws.Name &amp; " Graphics " &amp; pictIndex
	pictIndex = pictIndex + 1
	
	'and place it
	drawPage.add(pict)
	InsertPicture = pict
End Function

Sub InsertPictures(ByRef destRange As Object, ByRef srcRange As Object, ByRef format As String, doIt As Boolean, ByRef pictIndex As Integer)
	'consume picture insertion information
	endFormat = InStr(1, format, "**") - 1
    Dim newFormat As String
    If endFormat = -1 Then
        endFormat = Len(format)
        newFormat = format
        format = ""
    Else
        newFormat = Mid(format, 1, endFormat)
        format = Right(format, Len(format) - endFormat - 2)
    End If
    
    If Not doIt Then Exit Sub
    
    Dim allPict() As String
    allPict = Split(newFormat, "*")
    
    Dim pChar As Integer
    
    rowRef = srcRange.Row
    colRef = srcRange.Column
    Dim destCell As Object
    Dim px, py, pw, ph As Long
    Dim pictUrl As String
    destSheet = ThisComponent.Sheets(destRange.Sheet)
    destCell = destSheet.getCellByPosition(destRange.Column, destRange.Row)
    
    px = colX(destSheet, destRange.Column)
    py = rowY(destSheet, destRange.Row)
    pw = 0
    ph = 0
    pictUrl = ""
    
    Dim toBack As Boolean
    toBack = false
    
    For i = 0 to UBound(allPict)
    	do while(allPict(i) = "")
    		i = i + 1
    	loop
    	pChar = Asc(Mid(allPict(i), 1, 1))
    	allPict(i) = Right(allPict(i), Len(allPict(i)) - 1) 
    	Select Case pChar
    		case 64: '@
    			'if you are getting a new pictUrl then you need to insert the last picture now
    			if not(pictUrl = "") then 
    				np = InsertPicture(destSheet, pictUrl, px, py, pw, ph, toBack)
    				pw = np.getSize().Width
    				ph = np.getSize().Height
    			end if
    			'starts with $: getProcessCell
    			if(InStr(allPict(i), "$") = 1) then
    				pictUrl = processCell(destRange, ThisComponent.Sheets(srcRange.Sheet), rowRef, colRef, allPict(i), True, pictIndex)
    			else
    				pictUrl = allPict(i)
    			end if
    			px = colX(destSheet, destRange.Column)
    			py = rowY(destSheet, destRange.Row)
    			ph = calcCellHeight(destCell)
    			pw = calcCellWidth(destCell)
    			
    		case 36: '$
    			if not(pictUrl = "") then 
    				np = InsertPicture(destSheet, pictUrl, px, py, pw, ph, toBack)
    				pw = np.getSize().Width
    				ph = np.getSize().Height
    			end if
    			allPict(i) = "$" &amp; allPict(i)
    			pictUrl = processCell(destRange, ThisComponent.Sheets(srcRange.Sheet), rowRef, colRef, allPict(i), True, pictIndex)
    		case 119: 'w
    			if(InStr(allPict(i), "@") = 1) then 
    				pw = calcCellWidth(destCell)
    			else
    				pw = pw + CInt(allPict(i))
    			end if
    		case 104: 'h
    			if(InStr(allPict(i), "@") = 1) then 
    				ph = calcCellHeight(destCell)
    			else
    				ph = ph + CInt(allPict(i))
    			end if
    		case 120: 'x
    			'allPict(i) = Right(allPict(i), Len(allPict(i) - 1)
    			if(InStr(allPict(i), "@") = 1) then 
    				px = colX(destSheet, destRange.Column)
    			else
    				px = px + CInt(allPict(i))
    			end if
    		case 121: 'y
    			'allPict(i) = Right(allPict(i), Len(allPict(i) - 1)
    			if(InStr(allPict(i), "@") = 1) then 
    				py = rowY(destSheet, destRange.Row)
    			else
    				py = py + CInt(allPict(i))
    			end if
    		case 62: '&gt;
    			px = px + pw
    		case 61: '=
    			py = py + ph
    		case 66: 'B - send to background
    			toBack = true
    		case Else:
    			if not(pictUrl = "") then
    				np = InsertPicture(destSheet, pictUrl, px, py, pw, ph, toBack, pictIndex)
    				pw = np.getSize().Width
    				ph = np.getSize().Height
    			end if
    			pictUrl = allPict(i)
    	End Select		
    Next i
    InsertPicture(destSheet, pictUrl, px, py, pw, ph, toBack, pictIndex)
End Sub

Sub FormatCell(ByRef destRange As Object, ByRef srcRange As Object, ByRef format As String, doIt As Boolean, ByRef pictIndex As Integer)
    endFormat = InStr(1, format, "##") - 2
    Dim newFormat As String
    If endFormat = -2 Then
        newFormat = Right(format, Len(format) - 1)
        endFormat = Len(newFormat)
        format = ""
    Else
        newFormat = Mid(format, 2, endFormat)
        format = Right(format, Len(format) - endFormat - 3)
    End If
    
    If Not doIt Then Exit Sub
    'newFormat = Right(newFormat, Len(newFormat) - 1)
    'newFormat = Left(format, endFormat)
    
    'newFormat = Right(newFormat, Len(newFormat) - 1)
    
    Dim allFormats() As String
    allFormats = Split(newFormat, "#")
    
    Dim fChar As Integer
    
    Dim rowRef As Integer
    Dim colRef As Integer
    Dim destCell As Object
    destCell = ThisComponent.Sheets(destRange.Sheet).getCellByPosition(destRange.Column, destRange.Row)
    
    For i = 0 To UBound(allFormats)
        fChar = Asc(Mid(allFormats(i), 1, 1))
        'allFormats(i) = Right(allFormats(i), Len(allFormats(i)) - 1)
        With destCell
	        Select Case fChar
	            Case 70: 'F: Font
	                If (allFormats(i) = "FB") Then .CharWeight = com.sun.star.awt.FontWeight.BOLD
	                If (allFormats(i) = "FI") Then .FontSlant = com.sun.star.awt.FontSlant.ITALIC
	                If (allFormats(i) = "FSTK") Then .CharacterCrossedOut = True
	                If (allFormats(i) = "FSUB") Then .CharEscapement = 75
	                If (allFormats(i) = "FSUP") Then .CharEscapement = -75
	                If (allFormats(i) = "FUN") Then .CharUnderline = com.sun.star.awt.CharUnderline.SINGLE
	                
	                If (InStr(1, allFormats(i), "FC") = 1) Then
	                    myColor = Right(allFormats(i), Len(allFormats(i)) - 2)
	                    myColors = Split(myColor, ",")
	                    .CharColor = RGB(CInt(myColors(0)), CInt(myColors(1)), CInt(myColors(2)))
	                End If
	                
	                If (InStr(1, allFormats(i), "FS") = 1) Then
	                    myFont = Right(allFormats(i), Len(allFormats(i)) - 2)
	                    .CharFontName = myFont
	                End If
	                
	                If (InStr(1, allFormats(i), "FZ") = 1) Then
	                    mySize = Right(allFormats(i), Len(allFormats(i)) - 2)
	                    .CharHeight = CInt(mySize)
	                End If
	            Case 66: 'B: Borders, A: All, T: Top, B: Bottom, L: Left, R: Right, S: Style, W: Width (weight), C: Color, A: Add, D: Delete
	                'allFormats(i) = Right(allFormats(i), Len(allFormats(i) - 1))
	                Dim myBorder As Object
	                If (InStr(1, allFormats(i), "BT") = 1 Or InStr(1, allFormats(i), "BA") = 1) Then
	                    Set myBorder = .TopBorder
	                    Call processBorder(allFormats(i), myBorder)
	                    .TopBorder = myBorder
	                End If
	                If (InStr(1, allFormats(i), "BB") = 1 Or InStr(1, allFormats(i), "BA") = 1) Then
	                    Set myBorder = .BottomBorder
	                    Call processBorder(allFormats(i), myBorder)
	                    .BottomBorder = myBorder
	                End If
	                If (InStr(1, allFormats(i), "BL") = 1 Or InStr(1, allFormats(i), "BA") = 1) Then
	                    Set myBorder = .LeftBorder
	                    Call processBorder(allFormats(i), myBorder)
	                    .LeftBorder = myBorder
	                End If
	                If (InStr(1, allFormats(i), "BR") = 1 Or InStr(1, allFormats(i), "BA") = 1) Then
	                    Set myBorder = .RightBorder
	                    Call processBorder(allFormats(i), myBorder)
	                    .RightBorder = myBorder
	                End If
	            Case 86: 'V: Vertical alignment
	                allFormats(i) = Right(allFormats(i), Len(allFormats(i)) - 3)
	                orChar = Asc(Mid(allFormats(i), 1, 1))
	                Select Case orChar
	                    Case 66: 'B
	                        destRange.VerticalAlignment = com.sun.star.table.CellVertJustify.BOTTOM
	                    Case 67: 'C
	                        destRange.VerticalAlignment = com.sun.star.table.CellVertJustify.CENTER
	                    'Case 68: 'D Vertically distributed alignment is not availible in Open Office
	                     '   destRange.VerticalAlignment = xlDistributed
	                    Case 83: 'S
	                        destRange.VerticalAlignment = com.sun.star.table.CellVertJustify.STANDARD
	                    Case 84: 'T
	                        destRange.VerticalAlignment = com.sun.star.table.CellVertJustify.TOP
	                End Select
	            Case 72: 'H: Horizontal alignment
	                allFormats(i) = Right(allFormats(i), Len(allFormats(i)) - 3)
	                orChar = Asc(Mid(allFormats(i), 1, 1))
	                Select Case orChar
	                    Case 67: 'C
	                        .HoriJustify = com.sun.star.table.CellHoriJustify.CENTER
	                    Case 83: 'S
	                        .HoriJustify = com.sun.star.table.CellHoriJustify.STANDARD
	                    Case 68: 'D (Distributed or block)
	                        .HoriJustify = com.sun.star.table.CellHoriJustify.BLOCK
	                    Case 76: 'L
	                        .HoriJustify = com.sun.star.table.CellHoriJustify.LEFT
	                    Case 82: 'R
	                        .HoriJustify = com.sun.star.table.CellHoriJustify.RIGHT
	                End Select
	            Case 79: 'O: Orientation
	                allFormats(i) = Right(allFormats(i), Len(allFormats(i)) - 1)
	                orChar = Asc(Mid(allFormats(i), 1, 1))
	                Select Case orChar
	                    Case 68: 'D
	                        .Orientation = com.sun.star.table.CellOrientation.TOPBOTTOM
	                    Case 72: 'H
	                        .Orientation = com.sun.star.table.CellOrientation.STANDARD
	                    Case 85: 'U
	                       .Orientation = com.sun.star.table.CellOrientation.BOTTOMTOP
	                    Case 86: 'V
	                        .Orientation = com.sun.star.table.CellOrientation.STACKED
	                End Select
	            Case 67: 'C: Color
	                myColor = Right(allFormats(i), Len(allFormats(i)) - 1)
	                myColors = Split(myColor, ",")
	                .CellBackColor = RGB(CInt(myColors(0)), CInt(myColors(1)), CInt(myColors(2)))
	            Case 36: '$: Get formatting information from the selected cell
	                rowRef = srcRange.Row
	                colRef = srcRange.Column
	                Dim tempFormat As String
	                Dim moreFormat As String
	                tempFormat = allFormats(i)
	                moreFormat = processCell(destRange, ThisComponent.Sheets(srcRange.Sheet), rowRef, colRef, tempFormat, True, pictIndex)
	                If (moreFormat = "") Then moreFormat = ThisComponent.Sheets(srcRange.Sheet).getCellByPosition(colRef, rowRef).String
	                Call FormatCell(destRange, srcRange, moreFormat, True, pictIndex)
	        End Select
        End With
    Next i
End Sub

Sub processBorder(ByVal borderFormat As String, ByRef myBorder As Object)
    With myBorder
        borderFormat = Right(borderFormat, Len(borderFormat) - 2)
        bChar = Asc(Mid(borderFormat, 1, 1))
        Select Case bChar
            'Case 83: 'S (Style) - Not availible in Open Office
                'borderFormat = Right(borderFormat, Len(borderFormat) - 1)
                '.LineStyle = CInt(borderFormat)
            Case 87: 'W (Width)
                borderFormat = Right(borderFormat, Len(borderFormat) - 1)
                .OuterLineWidth = CInt(borderFormat)
            Case 67: 'C (Color)
                myColor = Right(borderFormat, Len(borderFormat) - 1)
                myColors = Split(myColor, ",")
                .Color = RGB(CInt(myColors(0)), CInt(myColors(1)), CInt(myColors(2)))
            Case 65: 'A (Add)
                '.LineStyle = xlContinuous
                .OuterLineWidth = 100
                '.Weight = 4
            Case 68: 'D (Delete)
                '.LineStyle = xlLineStyleNone
                .OuterLineWidth = 0
        End Select
    End With
End Sub

Function checkRange(ws As Object, inputRange As String) As String
	On Error GoTo RangeError
	allRanges = Split(inputRange, ",")
	if(UBound(allRanges) &gt; 1) then GoTo RangeError
	if(UBound(allRanges) = 1) then
		ws.getCellRangeByName(allRanges(0))
		ws.getCellRangeByName(allRanges(1))
		checkRange = "DUPLEX"
	else
		ws.getCellRangeByName(inputRange)
		checkRange = "SINGLE"
	End if
	Exit Function
RangeError:
	checkRange = "ERROR!"
End Function

Sub setupDuplexOptions   'called one time; once the DuplexOptions combo box is filled do not call this again
	Set ws = ThisComponent.Sheets.getByName("Sheet3")
	duplexBox = ws.getDrawPage().forms.getByIndex(0).getByName("DuplexOptions")
	myOptions = Array("Column:Select Column To Adjust", "Column:Proportionally adjust all", "Column:Copy all widths", "Row:Select Row To Adjust", "Row:Proportionally adjust all", "Row:Copy all heights")
	'myOptions2 = Array("Row:Select Row To Adjust", "Row:Proportionally adjust all", "Row:Copy all heights")
	duplexBox.stringItemList = myOptions
end sub

Sub ProcessDuplexButtons(duplex As String, itemType As Integer)
	Set form = ThisComponent.Sheets.getByName("Sheet3").getDrawPage().forms.getByIndex(0)
	'Call setupDuplexOptions()
	With form
		.getByName("AlignMoneyLeft").Enabled = false
		.getByName("AlignMoneyRight").Enabled = false
		.getByName("AlignCardLeft").Enabled = false
		.getByName("AlignCardRight").Enabled = false
		if(itemType = 0) then 'not duplex buttons but this is a good place to put it anyway
			.getByName("DeleteMoney").Enabled = true
			.getByName("DeleteCard").Enabled = false
		else
			.getByName("DeleteCard").Enabled = true
			.getByName("DeleteMoney").Enabled = false
		end if
		if not (duplex = "DUPLEX") then exit sub
		if(itemType = 0) then 'money
			.getByName("AlignMoneyLeft").Enabled = true
			.getByName("AlignMoneyRight").Enabled = true
		elseif(itemType = 1) then
			.getByName("AlignCardLeft").Enabled = true
			.getByName("AlignCardRight").Enabled = true
		end if
	end with
end sub

Sub AlignItems(ws As Object, allRanges As String, leftRight As Integer, mode As Integer)
	if not(checkRange(ws, allRanges) = "DUPLEX") then exit sub
	parts = Split(allRanges, ",")
	other = 0
	if(leftRight = 0) then other = 1
	
	Dim ranges(0 to 1) As Object
	Dim widths(0 to 1) As Integer
	Dim heights(0 to 1) As Integer
	
	For i = 0 to 1
		ranges(i) = ws.getCellRangeByName(parts(i)).getRangeAddress()
		widths(i) = colX(ws, ranges(i).EndColumn) - colX(ws, ranges(i).StartColumn)
		heights(i) = rowY(ws, ranges(i).EndRow) - rowY(ws, ranges(i).EndRow)
	Next i
	
	diffW = widths(other) - widths(leftRight)
	diffH = heights(other) - heights(leftRight)
	
	if(mode &lt;= 3 and diffW = 0) then
		MsgBox "Column widths are equal."
		Exit Sub
	elseif(mode &gt; 3 and diffH = 0) then
		MsgBox "Row heights are equal."
		exit sub
	end if
	
	Select Case mode
		case 1: 'select column
			rx = Split(parts(other), ":")
			Dim rng(0 to 1) As String
			for i = 0 to 1
				rng(i) = ""
				for j = 1 to Len(rx(i))
					ltr = Mid(rx(i), j, 1)
					if not IsNumeric(ltr) then rng(i) = rng(i) &amp; ltr
				next j
			next i
			do while(true)
				selectedCol = InputBox ("Select a column between " &amp; rng(0) &amp; " and " &amp; rng(1) , "Select Column", rng(0))
				if(selectedCol = "") then exit sub
				On Error GoTo AlignItems_moreColumnInput
				selectedCol2 = selectedCol &amp; "1"
				selectedRange = ws.getCellRangeByName(selectedCol2).getRangeAddress()
				if(selectedRange.StartColumn &gt;= ranges(other).StartColumn And selectedRange.StartColumn &lt;= ranges(other).EndColumn) then
					With ws.Columns(selectedRange.StartColumn)
						.Width = .Width - diffW
					End With
					exit do
				end if
AlignItems_moreColumnInput:
				MsgBox("Column " &amp; selectedCol &amp; " is not within the range " &amp; rangeAsAddress(ranges(other)))
			loop
		case 2: 'proportion column
			sum = 0
			for i = 0 to (ranges(other).EndColumn - ranges(other).StartColumn)
				With ws.Columns(ranges(other).StartColumn + i)
					w1 = .Width
					p1 = w1 / widths(other)
					added = CInt(p1 * diffW)
					sum = sum + added
					.Width = .Width - added
				end with
			next i
			ws.Columns(ranges(other).StartColumn).Width = ws.Columns(ranges(other).StartColumn).Width + sum - diffW
		case 3: 'copy column
			for i = 0 to (ranges(leftRight).EndColumn - ranges(leftRight).StartColumn)
				ws.Columns(ranges(other).StartColumn + i).Width = ws.Columns(ranges(leftRight).StartColumn + i).Width
			next i
		case 4:
			rx = Split(parts(other), ":")
			Dim rng2(0 to 1) As String
			for i = 0 to 1
				rng2(i) = ""
				for j = 1 to Len(rx(i))
					ltr = Mid(rx(i), j, 1)
					if IsNumeric(ltr) then rng2(i) = rng2(i) &amp; ltr
				next j
			next i
			do while(true)
				selectedRow = InputBox ("Select a row between " &amp; rng2(0) &amp; " and " &amp; rng2(1) , "Select Row", rng2(0))
				if(selectedRow = "") then exit sub
				On Error GoTo AlignItems_moreRowInput
				selectedRow2 = "A" &amp; selectedRow
				selectedRange = ws.getCellRangeByName(selectedRow2).getRangeAddress()
				if(selectedRange.StartRow &gt;= ranges(other).StartRow And selectedRange.StartRow &lt;= ranges(other).EndRow) then
					With ws.Rows(selectedRange.StartRow)
						.Height = .Height - diffH
					End With
					exit do
				end if
AlignItems_moreRowInput:
				MsgBox("Row " &amp; selectedRow &amp; " is not a row within the range " &amp; rangeAsAddress(ranges(other)))
			loop
		case 5:
			sum = 0
			for i = 0 to (ranges(other).EndRow - ranges(other).StartRow)
				With ws.Rows(ranges(other).StartRow + i)
					w1 = .Height
					p1 = w1 / heights(other)
					added = CInt(p1 * diffH)
					sum = sum + added
					.Height = .Height - added
				end with
			next i
			ws.Rows(ranges(other).StartRow).Height = ws.Rows(ranges(other).StartRow).Height + sum - diffH
		case 6:
			for i = 0 to (ranges(leftRight).EndRow - ranges(leftRight).StartRow)
				ws.Rows(ranges(other).StartRow + i).Height = ws.Rows(ranges(leftRight).StartRow + i).Height
			next i
	End Select
	
End Sub

Sub MoneyAlignLeft
	Set ws = ThisComponent.Sheets.getByName("Sheet3")
	duplexBox = ws.getDrawPage().forms.getByIndex(0).getByName("DuplexOptions")
	
	allRanges = ws.getCellRangeByName("A7").String
	
	if(InStr(duplexBox.Text, "Column:Select") = 1) then 
		AlignItems(ws, allRanges, 0, 1)
	elseif(InStr(duplexBox.Text, "Column:Proportionally") = 1) then AlignItems(ws, allRanges, 0, 2)
	elseif(InStr(duplexBox.Text, "Column:Copy") = 1) then AlignItems(ws, allRanges, 0, 3)
	elseif(InStr(duplexBox.Text, "Row:Select") = 1) then AlignItems(ws, allRanges, 0, 4)
	elseif(InStr(duplexBox.Text, "Row:Proportionally") = 1) then AlignItems(ws, allRanges, 0, 5)
	elseif(InStr(duplexBox.Text, "Row:Copy") = 1) then AlignItems(ws, allRanges, 0, 6)
	end if
End Sub

Sub MoneyAlignRight
	Set ws = ThisComponent.Sheets.getByName("Sheet3")
	duplexBox = ws.getDrawPage().forms.getByIndex(0).getByName("DuplexOptions")
	
	allRanges = ws.getCellRangeByName("A7").String
	
	if(InStr(duplexBox.Text, "Column:Select") = 1) then 
		AlignItems(ws, allRanges, 1, 1)
	elseif(InStr(duplexBox.Text, "Column:Proportionally") = 1) then AlignItems(ws, allRanges, 1, 2)
	elseif(InStr(duplexBox.Text, "Column:Copy") = 1) then AlignItems(ws, allRanges, 1, 3)
	elseif(InStr(duplexBox.Text, "Row:Select") = 1) then AlignItems(ws, allRanges, 1, 4)
	elseif(InStr(duplexBox.Text, "Row:Proportionally") = 1) then AlignItems(ws, allRanges, 1, 5)
	elseif(InStr(duplexBox.Text, "Row:Copy") = 1) then AlignItems(ws, allRanges, 1, 6)
	end if
End Sub

Sub CardAlignLeft
	Set ws = ThisComponent.Sheets.getByName("Sheet3")
	duplexBox = ws.getDrawPage().forms.getByIndex(0).getByName("DuplexOptions")
	
	allRanges = ws.getCellRangeByName("A16").String
	
	if(InStr(duplexBox.Text, "Column:Select") = 1) then 
		AlignItems(ws, allRanges, 0, 1)
	elseif(InStr(duplexBox.Text, "Column:Proportionally") = 1) then AlignItems(ws, allRanges, 0, 2)
	elseif(InStr(duplexBox.Text, "Column:Copy") = 1) then AlignItems(ws, allRanges, 0, 3)
	elseif(InStr(duplexBox.Text, "Row:Select") = 1) then AlignItems(ws, allRanges, 0, 4)
	elseif(InStr(duplexBox.Text, "Row:Proportionally") = 1) then AlignItems(ws, allRanges, 0, 5)
	elseif(InStr(duplexBox.Text, "Row:Copy") = 1) then AlignItems(ws, allRanges, 0, 6)
	end if
End Sub

Sub CardAlignRight
	Set ws = ThisComponent.Sheets.getByName("Sheet3")
	duplexBox = ws.getDrawPage().forms.getByIndex(0).getByName("DuplexOptions")
	redBox = ws.getCellRangeByName("Q24")
	'TestStringSize(redBox)
	allRanges = ws.getCellRangeByName("A16").String
	
	if(InStr(duplexBox.Text, "Column:Select") = 1) then 
		AlignItems(ws, allRanges, 1, 1)
	elseif(InStr(duplexBox.Text, "Column:Proportionally") = 1) then AlignItems(ws, allRanges, 1, 2)
	elseif(InStr(duplexBox.Text, "Column:Copy") = 1) then AlignItems(ws, allRanges, 1, 3)
	elseif(InStr(duplexBox.Text, "Row:Select") = 1) then AlignItems(ws, allRanges, 1, 4)
	elseif(InStr(duplexBox.Text, "Row:Proportionally") = 1) then AlignItems(ws, allRanges, 1, 5)
	elseif(InStr(duplexBox.Text, "Row:Copy") = 1) then AlignItems(ws, allRanges, 1, 6)
	end if
End Sub

Sub TestStringSize(theCell As Object, Optional theText As String) 'not doable in this lifetime
	Dim ws As Object
	Dim props() As Object
	props = theCell.getPropertySetInfo().getProperties()
	Dim allProps As String
	for i = 0 to UBound(props)
		allProps = allProps &amp; props(i).Name &amp; ","
	next i
	MsgBox allProps
	'ws = ThisComponet.Sheets(theCell.getCellAddress().Sheet)
	'ws.
	if isMissing(theText) then theText = "Walla Walla marshmallows"
	MsgBox theCell.AccessibleCell.getFont().getStringWidth(theT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